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58cm"/>
    </style:style>
    <style:style style:name="co2" style:family="table-column">
      <style:table-column-properties fo:break-before="auto" style:column-width="1.401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8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5" style:family="table-cell" style:parent-style-name="Default" style:data-style-name="N115">
      <style:table-cell-properties style:text-align-source="fix" style:repeat-content="false" style:vertical-align="middle"/>
      <style:paragraph-properties fo:text-align="center" fo:margin-left="0cm"/>
      <style:map style:condition="cell-content()&lt;0.0005" style:apply-style-name="Общий_20_числовой_20_формат" style:base-cell-address="Лист2.B2"/>
    </style:style>
    <style:style style:name="ce16" style:family="table-cell" style:parent-style-name="Default" style:data-style-name="N115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map style:condition="cell-content()&lt;0.0005" style:apply-style-name="Общий_20_числовой_20_формат" style:base-cell-address="Лист2.B2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23" style:family="table-cell" style:parent-style-name="Default" style:data-style-name="N115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map style:condition="cell-content()&lt;0.0005" style:apply-style-name="Общий_20_числовой_20_формат" style:base-cell-address="Лист2.B2"/>
    </style:style>
    <style:style style:name="ce24" style:family="table-cell" style:parent-style-name="Default" style:data-style-name="N115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map style:condition="cell-content()&lt;0.0005" style:apply-style-name="Общий_20_числовой_20_формат" style:base-cell-address="Лист2.B2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47" style:family="table-cell" style:parent-style-name="Default" style:data-style-name="N115">
      <style:table-cell-properties style:text-align-source="fix" style:repeat-content="false" style:vertical-align="middle"/>
      <style:paragraph-properties fo:text-align="center" fo:margin-left="0cm"/>
      <style:map style:condition="cell-content()&lt;0.0005" style:apply-style-name="Общий_20_числовой_20_формат" style:base-cell-address="Лист1.B2"/>
    </style:style>
    <style:style style:name="ce48" style:family="table-cell" style:parent-style-name="Default" style:data-style-name="N115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map style:condition="cell-content()&lt;0.0005" style:apply-style-name="Общий_20_числовой_20_формат" style:base-cell-address="Лист1.B2"/>
    </style:style>
    <style:style style:name="ce49" style:family="table-cell" style:parent-style-name="Default" style:data-style-name="N115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map style:condition="cell-content()&lt;0.0005" style:apply-style-name="Общий_20_числовой_20_формат" style:base-cell-address="Лист1.B2"/>
    </style:style>
    <style:style style:name="ce50" style:family="table-cell" style:parent-style-name="Default" style:data-style-name="N115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map style:condition="cell-content()&lt;0.0005" style:apply-style-name="Общий_20_числовой_20_формат" style:base-cell-address="Лист1.B2"/>
    </style:style>
    <style:style style:name="ce51" style:family="table-cell" style:parent-style-name="Default" style:data-style-name="N115">
      <style:table-cell-properties style:text-align-source="fix" style:repeat-content="false" style:vertical-align="middle"/>
      <style:paragraph-properties fo:text-align="center" fo:margin-left="0cm"/>
      <style:map style:condition="cell-content()&lt;0.0005" style:apply-style-name="Общий_20_числовой_20_формат" style:base-cell-address="Лист3.B2"/>
    </style:style>
    <style:style style:name="ce52" style:family="table-cell" style:parent-style-name="Default" style:data-style-name="N115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map style:condition="cell-content()&lt;0.0005" style:apply-style-name="Общий_20_числовой_20_формат" style:base-cell-address="Лист3.B2"/>
    </style:style>
    <style:style style:name="ce53" style:family="table-cell" style:parent-style-name="Default" style:data-style-name="N115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map style:condition="cell-content()&lt;0.0005" style:apply-style-name="Общий_20_числовой_20_формат" style:base-cell-address="Лист3.B2"/>
    </style:style>
    <style:style style:name="ce54" style:family="table-cell" style:parent-style-name="Default" style:data-style-name="N115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map style:condition="cell-content()&lt;0.0005" style:apply-style-name="Общий_20_числовой_20_формат" style:base-cell-address="Лист3.B2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6.114cm" svg:height="15.432cm" svg:x="20.45cm" svg:y="0cm">
            <draw:object draw:notify-on-update-of-ranges="Лист1.B1:Лист1.L1 Лист1.A2:Лист1.A2 Лист1.B2:Лист1.L2 Лист1.A3:Лист1.A3 Лист1.B3:Лист1.L3 Лист1.A4:Лист1.A4 Лист1.B4:Лист1.L4 Лист1.A5:Лист1.A5 Лист1.B5:Лист1.L5 Лист1.A6:Лист1.A6 Лист1.B6:Лист1.L6 Лист1.A7:Лист1.A7 Лист1.B7:Лист1.L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row table:style-name="ro1">
          <table:table-cell table:style-name="ce6" office:value-type="string" calcext:value-type="string">
            <text:p>t <text:s text:c="2"/>\ <text:s text:c="2"/>x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1" calcext:value-type="float">
            <text:p>0,1</text:p>
          </table:table-cell>
          <table:table-cell table:style-name="ce14" office:value-type="float" office:value="0.2" calcext:value-type="float">
            <text:p>0,2</text:p>
          </table:table-cell>
          <table:table-cell table:style-name="ce14" office:value-type="float" office:value="0.3" calcext:value-type="float">
            <text:p>0,3</text:p>
          </table:table-cell>
          <table:table-cell table:style-name="ce14" office:value-type="float" office:value="0.4" calcext:value-type="float">
            <text:p>0,4</text:p>
          </table:table-cell>
          <table:table-cell table:style-name="ce14" office:value-type="float" office:value="0.5" calcext:value-type="float">
            <text:p>0,5</text:p>
          </table:table-cell>
          <table:table-cell table:style-name="ce14" office:value-type="float" office:value="0.6" calcext:value-type="float">
            <text:p>0,6</text:p>
          </table:table-cell>
          <table:table-cell table:style-name="ce14" office:value-type="float" office:value="0.7" calcext:value-type="float">
            <text:p>0,7</text:p>
          </table:table-cell>
          <table:table-cell table:style-name="ce14" office:value-type="float" office:value="0.8" calcext:value-type="float">
            <text:p>0,8</text:p>
          </table:table-cell>
          <table:table-cell table:style-name="ce14" office:value-type="float" office:value="0.9" calcext:value-type="float">
            <text:p>0,9</text:p>
          </table:table-cell>
          <table:table-cell table:style-name="ce22" office:value-type="float" office:value="1" calcext:value-type="float">
            <text:p>1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а =</text:p>
          </table:table-cell>
          <table:table-cell table:style-name="ce1" office:value-type="float" office:value="0.1" calcext:value-type="float">
            <text:p>0,1</text:p>
          </table:table-cell>
          <table:table-cell table:style-name="ce1" table:number-columns-repeated="5"/>
        </table:table-row>
        <table:table-row table:style-name="ro1">
          <table:table-cell table:style-name="ce7" office:value-type="string" calcext:value-type="string">
            <text:p>t = 0</text:p>
          </table:table-cell>
          <table:table-cell table:style-name="ce5" table:formula="of:=100*[.B1]*(1-[.B1])" office:value-type="float" office:value="0" calcext:value-type="float">
            <text:p>0,000</text:p>
          </table:table-cell>
          <table:table-cell table:style-name="ce5" table:formula="of:=100*[.C1]*(1-[.C1])" office:value-type="float" office:value="9" calcext:value-type="float">
            <text:p>9,000</text:p>
          </table:table-cell>
          <table:table-cell table:style-name="ce5" table:formula="of:=100*[.D1]*(1-[.D1])" office:value-type="float" office:value="16" calcext:value-type="float">
            <text:p>16,000</text:p>
          </table:table-cell>
          <table:table-cell table:style-name="ce5" table:formula="of:=100*[.E1]*(1-[.E1])" office:value-type="float" office:value="21" calcext:value-type="float">
            <text:p>21,000</text:p>
          </table:table-cell>
          <table:table-cell table:style-name="ce5" table:formula="of:=100*[.F1]*(1-[.F1])" office:value-type="float" office:value="24" calcext:value-type="float">
            <text:p>24,000</text:p>
          </table:table-cell>
          <table:table-cell table:style-name="ce5" table:formula="of:=100*[.G1]*(1-[.G1])" office:value-type="float" office:value="25" calcext:value-type="float">
            <text:p>25,000</text:p>
          </table:table-cell>
          <table:table-cell table:style-name="ce5" table:formula="of:=100*[.H1]*(1-[.H1])" office:value-type="float" office:value="24" calcext:value-type="float">
            <text:p>24,000</text:p>
          </table:table-cell>
          <table:table-cell table:style-name="ce5" table:formula="of:=100*[.I1]*(1-[.I1])" office:value-type="float" office:value="21" calcext:value-type="float">
            <text:p>21,000</text:p>
          </table:table-cell>
          <table:table-cell table:style-name="ce5" table:formula="of:=100*[.J1]*(1-[.J1])" office:value-type="float" office:value="16" calcext:value-type="float">
            <text:p>16,000</text:p>
          </table:table-cell>
          <table:table-cell table:style-name="ce5" table:formula="of:=100*[.K1]*(1-[.K1])" office:value-type="float" office:value="9" calcext:value-type="float">
            <text:p>9,000</text:p>
          </table:table-cell>
          <table:table-cell table:style-name="ce23" table:formula="of:=100*[.L1]*(1-[.L1])" office:value-type="float" office:value="0" calcext:value-type="float">
            <text:p>0,000</text:p>
          </table:table-cell>
          <table:table-cell table:style-name="ce1"/>
          <table:table-cell table:style-name="ce1" office:value-type="string" calcext:value-type="string">
            <text:p>dx =</text:p>
          </table:table-cell>
          <table:table-cell table:style-name="ce1" office:value-type="float" office:value="0.1" calcext:value-type="float">
            <text:p>0,1</text:p>
          </table:table-cell>
          <table:table-cell table:style-name="ce1" table:number-columns-repeated="5"/>
        </table:table-row>
        <table:table-row table:style-name="ro1">
          <table:table-cell table:style-name="ce7" office:value-type="string" calcext:value-type="string">
            <text:p>t = 1</text:p>
          </table:table-cell>
          <table:table-cell table:style-name="ce5" table:formula="of:=[.B$14]*[.C3]+[.B16]" office:value-type="float" office:value="0" calcext:value-type="float">
            <text:p>0,000</text:p>
          </table:table-cell>
          <table:table-cell table:style-name="ce5" table:formula="of:=[.C$14]*[.D3]+[.C16]" office:value-type="float" office:value="7.76422764227642" calcext:value-type="float">
            <text:p>7,764</text:p>
          </table:table-cell>
          <table:table-cell table:style-name="ce5" table:formula="of:=[.D$14]*[.E3]+[.D16]" office:value-type="float" office:value="14.2926829268293" calcext:value-type="float">
            <text:p>14,293</text:p>
          </table:table-cell>
          <table:table-cell table:style-name="ce5" table:formula="of:=[.E$14]*[.F3]+[.E16]" office:value-type="float" office:value="19.1138211382114" calcext:value-type="float">
            <text:p>19,114</text:p>
          </table:table-cell>
          <table:table-cell table:style-name="ce5" table:formula="of:=[.F$14]*[.G3]+[.F16]" office:value-type="float" office:value="22.0487804878049" calcext:value-type="float">
            <text:p>22,049</text:p>
          </table:table-cell>
          <table:table-cell table:style-name="ce5" table:formula="of:=[.G$14]*[.H3]+[.G16]" office:value-type="float" office:value="23.0325203252033" calcext:value-type="float">
            <text:p>23,033</text:p>
          </table:table-cell>
          <table:table-cell table:style-name="ce5" table:formula="of:=[.H$14]*[.I3]+[.H16]" office:value-type="float" office:value="22.0487804878049" calcext:value-type="float">
            <text:p>22,049</text:p>
          </table:table-cell>
          <table:table-cell table:style-name="ce5" table:formula="of:=[.I$14]*[.J3]+[.I16]" office:value-type="float" office:value="19.1138211382114" calcext:value-type="float">
            <text:p>19,114</text:p>
          </table:table-cell>
          <table:table-cell table:style-name="ce5" table:formula="of:=[.J$14]*[.K3]+[.J16]" office:value-type="float" office:value="14.2926829268293" calcext:value-type="float">
            <text:p>14,293</text:p>
          </table:table-cell>
          <table:table-cell table:style-name="ce5" table:formula="of:=[.K$14]*[.L3]+[.K16]" office:value-type="float" office:value="7.76422764227642" calcext:value-type="float">
            <text:p>7,764</text:p>
          </table:table-cell>
          <table:table-cell table:style-name="ce23" table:formula="of:=[.L16]" office:value-type="float" office:value="0" calcext:value-type="float">
            <text:p>0,000</text:p>
          </table:table-cell>
          <table:table-cell table:style-name="ce1"/>
          <table:table-cell table:style-name="ce1" office:value-type="string" calcext:value-type="string">
            <text:p>dt =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</table:table-row>
        <table:table-row table:style-name="ro1">
          <table:table-cell table:style-name="ce7" office:value-type="string" calcext:value-type="string">
            <text:p>t = 2</text:p>
          </table:table-cell>
          <table:table-cell table:style-name="ce5" table:formula="of:=[.B$14]*[.C4]+[.B17]" office:value-type="float" office:value="0" calcext:value-type="float">
            <text:p>0,000</text:p>
          </table:table-cell>
          <table:table-cell table:style-name="ce5" table:formula="of:=[.C$14]*[.D4]+[.C17]" office:value-type="float" office:value="6.87124066362615" calcext:value-type="float">
            <text:p>6,871</text:p>
          </table:table-cell>
          <table:table-cell table:style-name="ce5" table:formula="of:=[.D$14]*[.E4]+[.D17]" office:value-type="float" office:value="12.849494348602" calcext:value-type="float">
            <text:p>12,849</text:p>
          </table:table-cell>
          <table:table-cell table:style-name="ce5" table:formula="of:=[.E$14]*[.F4]+[.E17]" office:value-type="float" office:value="17.3845594553506" calcext:value-type="float">
            <text:p>17,385</text:p>
          </table:table-cell>
          <table:table-cell table:style-name="ce5" table:formula="of:=[.F$14]*[.G4]+[.F17]" office:value-type="float" office:value="20.1903628792385" calcext:value-type="float">
            <text:p>20,190</text:p>
          </table:table-cell>
          <table:table-cell table:style-name="ce5" table:formula="of:=[.G$14]*[.H4]+[.G17]" office:value-type="float" office:value="21.1377486945601" calcext:value-type="float">
            <text:p>21,138</text:p>
          </table:table-cell>
          <table:table-cell table:style-name="ce5" table:formula="of:=[.H$14]*[.I4]+[.H17]" office:value-type="float" office:value="20.1903628792386" calcext:value-type="float">
            <text:p>20,190</text:p>
          </table:table-cell>
          <table:table-cell table:style-name="ce5" table:formula="of:=[.I$14]*[.J4]+[.I17]" office:value-type="float" office:value="17.3845594553507" calcext:value-type="float">
            <text:p>17,385</text:p>
          </table:table-cell>
          <table:table-cell table:style-name="ce5" table:formula="of:=[.J$14]*[.K4]+[.J17]" office:value-type="float" office:value="12.849494348602" calcext:value-type="float">
            <text:p>12,849</text:p>
          </table:table-cell>
          <table:table-cell table:style-name="ce5" table:formula="of:=[.K$14]*[.L4]+[.K17]" office:value-type="float" office:value="6.87124066362615" calcext:value-type="float">
            <text:p>6,871</text:p>
          </table:table-cell>
          <table:table-cell table:style-name="ce23" table:formula="of:=[.L17]" office:value-type="float" office:value="0" calcext:value-type="float">
            <text:p>0,000</text:p>
          </table:table-cell>
          <table:table-cell table:style-name="ce1"/>
          <table:table-cell table:style-name="ce1" office:value-type="string" calcext:value-type="string">
            <text:p>λ = </text:p>
          </table:table-cell>
          <table:table-cell table:style-name="ce1" table:formula="of:=[.O1]*[.O1]*[.O3]/[.O2]/[.O2]" office:value-type="float" office:value="1" calcext:value-type="float">
            <text:p>1</text:p>
          </table:table-cell>
          <table:table-cell table:style-name="ce1" table:number-columns-repeated="5"/>
        </table:table-row>
        <table:table-row table:style-name="ro1">
          <table:table-cell table:style-name="ce7" office:value-type="string" calcext:value-type="string">
            <text:p>t = 3</text:p>
          </table:table-cell>
          <table:table-cell table:style-name="ce5" table:formula="of:=[.B$14]*[.C5]+[.B18]" office:value-type="float" office:value="0" calcext:value-type="float">
            <text:p>0,000</text:p>
          </table:table-cell>
          <table:table-cell table:style-name="ce5" table:formula="of:=[.C$14]*[.D5]+[.C18]" office:value-type="float" office:value="6.15967449581297" calcext:value-type="float">
            <text:p>6,160</text:p>
          </table:table-cell>
          <table:table-cell table:style-name="ce5" table:formula="of:=[.D$14]*[.E5]+[.D18]" office:value-type="float" office:value="11.6077828238128" calcext:value-type="float">
            <text:p>11,608</text:p>
          </table:table-cell>
          <table:table-cell table:style-name="ce5" table:formula="of:=[.E$14]*[.F5]+[.E18]" office:value-type="float" office:value="15.8141796270233" calcext:value-type="float">
            <text:p>15,814</text:p>
          </table:table-cell>
          <table:table-cell table:style-name="ce5" table:formula="of:=[.F$14]*[.G5]+[.F18]" office:value-type="float" office:value="18.4501966019065" calcext:value-type="float">
            <text:p>18,450</text:p>
          </table:table-cell>
          <table:table-cell table:style-name="ce5" table:formula="of:=[.G$14]*[.H5]+[.G18]" office:value-type="float" office:value="19.3460472994577" calcext:value-type="float">
            <text:p>19,346</text:p>
          </table:table-cell>
          <table:table-cell table:style-name="ce5" table:formula="of:=[.H$14]*[.I5]+[.H18]" office:value-type="float" office:value="18.4501966019065" calcext:value-type="float">
            <text:p>18,450</text:p>
          </table:table-cell>
          <table:table-cell table:style-name="ce5" table:formula="of:=[.I$14]*[.J5]+[.I18]" office:value-type="float" office:value="15.8141796270233" calcext:value-type="float">
            <text:p>15,814</text:p>
          </table:table-cell>
          <table:table-cell table:style-name="ce5" table:formula="of:=[.J$14]*[.K5]+[.J18]" office:value-type="float" office:value="11.6077828238128" calcext:value-type="float">
            <text:p>11,608</text:p>
          </table:table-cell>
          <table:table-cell table:style-name="ce5" table:formula="of:=[.K$14]*[.L5]+[.K18]" office:value-type="float" office:value="6.15967449581297" calcext:value-type="float">
            <text:p>6,160</text:p>
          </table:table-cell>
          <table:table-cell table:style-name="ce23" table:formula="of:=[.L18]" office:value-type="float" office:value="0" calcext:value-type="float">
            <text:p>0,000</text:p>
          </table:table-cell>
          <table:table-cell table:style-name="ce1"/>
          <table:table-cell table:number-columns-repeated="2"/>
          <table:table-cell table:style-name="ce1" table:number-columns-repeated="5"/>
        </table:table-row>
        <table:table-row table:style-name="ro1">
          <table:table-cell table:style-name="ce7" office:value-type="string" calcext:value-type="string">
            <text:p>t = 4</text:p>
          </table:table-cell>
          <table:table-cell table:style-name="ce5" table:formula="of:=[.B$14]*[.C6]+[.B19]" office:value-type="float" office:value="0" calcext:value-type="float">
            <text:p>0,000</text:p>
          </table:table-cell>
          <table:table-cell table:style-name="ce5" table:formula="of:=[.C$14]*[.D6]+[.C19]" office:value-type="float" office:value="5.55968037907464" calcext:value-type="float">
            <text:p>5,560</text:p>
          </table:table-cell>
          <table:table-cell table:style-name="ce5" table:formula="of:=[.D$14]*[.E6]+[.D19]" office:value-type="float" office:value="10.5193666414109" calcext:value-type="float">
            <text:p>10,519</text:p>
          </table:table-cell>
          <table:table-cell table:style-name="ce5" table:formula="of:=[.E$14]*[.F6]+[.E19]" office:value-type="float" office:value="14.3906367213454" calcext:value-type="float">
            <text:p>14,391</text:p>
          </table:table-cell>
          <table:table-cell table:style-name="ce5" table:formula="of:=[.F$14]*[.G6]+[.F19]" office:value-type="float" office:value="16.8383638956019" calcext:value-type="float">
            <text:p>16,838</text:p>
          </table:table-cell>
          <table:table-cell table:style-name="ce5" table:formula="of:=[.G$14]*[.H6]+[.G19]" office:value-type="float" office:value="17.6742583635539" calcext:value-type="float">
            <text:p>17,674</text:p>
          </table:table-cell>
          <table:table-cell table:style-name="ce5" table:formula="of:=[.H$14]*[.I6]+[.H19]" office:value-type="float" office:value="16.8383638956019" calcext:value-type="float">
            <text:p>16,838</text:p>
          </table:table-cell>
          <table:table-cell table:style-name="ce5" table:formula="of:=[.I$14]*[.J6]+[.I19]" office:value-type="float" office:value="14.3906367213454" calcext:value-type="float">
            <text:p>14,391</text:p>
          </table:table-cell>
          <table:table-cell table:style-name="ce5" table:formula="of:=[.J$14]*[.K6]+[.J19]" office:value-type="float" office:value="10.5193666414109" calcext:value-type="float">
            <text:p>10,519</text:p>
          </table:table-cell>
          <table:table-cell table:style-name="ce5" table:formula="of:=[.K$14]*[.L6]+[.K19]" office:value-type="float" office:value="5.55968037907464" calcext:value-type="float">
            <text:p>5,560</text:p>
          </table:table-cell>
          <table:table-cell table:style-name="ce23" table:formula="of:=[.L19]" office:value-type="float" office:value="0" calcext:value-type="float">
            <text:p>0,000</text:p>
          </table:table-cell>
          <table:table-cell table:style-name="ce1" table:number-columns-repeated="8"/>
        </table:table-row>
        <table:table-row table:style-name="ro1">
          <table:table-cell table:style-name="ce8" office:value-type="string" calcext:value-type="string">
            <text:p>t = 5</text:p>
          </table:table-cell>
          <table:table-cell table:style-name="ce16" table:formula="of:=[.B$14]*[.C7]+[.B20]" office:value-type="float" office:value="0" calcext:value-type="float">
            <text:p>0,000</text:p>
          </table:table-cell>
          <table:table-cell table:style-name="ce16" table:formula="of:=[.C$14]*[.D7]+[.C20]" office:value-type="float" office:value="5.03721450781855" calcext:value-type="float">
            <text:p>5,037</text:p>
          </table:table-cell>
          <table:table-cell table:style-name="ce16" table:formula="of:=[.D$14]*[.E7]+[.D20]" office:value-type="float" office:value="9.55196314438102" calcext:value-type="float">
            <text:p>9,552</text:p>
          </table:table-cell>
          <table:table-cell table:style-name="ce16" table:formula="of:=[.E$14]*[.F7]+[.E20]" office:value-type="float" office:value="13.0993082839136" calcext:value-type="float">
            <text:p>13,099</text:p>
          </table:table-cell>
          <table:table-cell table:style-name="ce16" table:formula="of:=[.F$14]*[.G7]+[.F20]" office:value-type="float" office:value="15.3553249860143" calcext:value-type="float">
            <text:p>15,355</text:p>
          </table:table-cell>
          <table:table-cell table:style-name="ce16" table:formula="of:=[.G$14]*[.H7]+[.G20]" office:value-type="float" office:value="16.1283027785275" calcext:value-type="float">
            <text:p>16,128</text:p>
          </table:table-cell>
          <table:table-cell table:style-name="ce16" table:formula="of:=[.H$14]*[.I7]+[.H20]" office:value-type="float" office:value="15.3553249860143" calcext:value-type="float">
            <text:p>15,355</text:p>
          </table:table-cell>
          <table:table-cell table:style-name="ce16" table:formula="of:=[.I$14]*[.J7]+[.I20]" office:value-type="float" office:value="13.0993082839136" calcext:value-type="float">
            <text:p>13,099</text:p>
          </table:table-cell>
          <table:table-cell table:style-name="ce16" table:formula="of:=[.J$14]*[.K7]+[.J20]" office:value-type="float" office:value="9.55196314438103" calcext:value-type="float">
            <text:p>9,552</text:p>
          </table:table-cell>
          <table:table-cell table:style-name="ce16" table:formula="of:=[.K$14]*[.L7]+[.K20]" office:value-type="float" office:value="5.03721450781855" calcext:value-type="float">
            <text:p>5,037</text:p>
          </table:table-cell>
          <table:table-cell table:style-name="ce24" table:formula="of:=[.L20]" office:value-type="float" office:value="0" calcext:value-type="float">
            <text:p>0,000</text:p>
          </table:table-cell>
          <table:table-cell table:style-name="ce1" table:number-columns-repeated="8"/>
        </table:table-row>
        <table:table-row table:style-name="ro1">
          <table:table-cell table:number-columns-repeated="7"/>
          <table:table-cell table:style-name="ce1" table:number-columns-repeated="5"/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table:style-name="ce9"/>
          <table:table-cell table:style-name="ce17" office:value-type="string" calcext:value-type="string">
            <text:p>i = 0</text:p>
          </table:table-cell>
          <table:table-cell table:style-name="ce17" office:value-type="string" calcext:value-type="string">
            <text:p>i = 1</text:p>
          </table:table-cell>
          <table:table-cell table:style-name="ce17" office:value-type="string" calcext:value-type="string">
            <text:p>i = 2</text:p>
          </table:table-cell>
          <table:table-cell table:style-name="ce17" office:value-type="string" calcext:value-type="string">
            <text:p>i = 3</text:p>
          </table:table-cell>
          <table:table-cell table:style-name="ce17" office:value-type="string" calcext:value-type="string">
            <text:p>i = 4</text:p>
          </table:table-cell>
          <table:table-cell table:style-name="ce17" office:value-type="string" calcext:value-type="string">
            <text:p>i = 5</text:p>
          </table:table-cell>
          <table:table-cell table:style-name="ce17" office:value-type="string" calcext:value-type="string">
            <text:p>i = 6</text:p>
          </table:table-cell>
          <table:table-cell table:style-name="ce17" office:value-type="string" calcext:value-type="string">
            <text:p>i = 7</text:p>
          </table:table-cell>
          <table:table-cell table:style-name="ce17" office:value-type="string" calcext:value-type="string">
            <text:p>i = 8</text:p>
          </table:table-cell>
          <table:table-cell table:style-name="ce17" office:value-type="string" calcext:value-type="string">
            <text:p>i = 9</text:p>
          </table:table-cell>
          <table:table-cell table:style-name="ce25" office:value-type="string" calcext:value-type="string">
            <text:p>i = 10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$O$4]" office:value-type="float" office:value="1" calcext:value-type="float">
            <text:p>1</text:p>
          </table:table-cell>
          <table:table-cell table:style-name="ce18" table:formula="of:=[.$O$4]" office:value-type="float" office:value="1" calcext:value-type="float">
            <text:p>1</text:p>
          </table:table-cell>
          <table:table-cell table:style-name="ce18" table:formula="of:=[.$O$4]" office:value-type="float" office:value="1" calcext:value-type="float">
            <text:p>1</text:p>
          </table:table-cell>
          <table:table-cell table:style-name="ce18" table:formula="of:=[.$O$4]" office:value-type="float" office:value="1" calcext:value-type="float">
            <text:p>1</text:p>
          </table:table-cell>
          <table:table-cell table:style-name="ce18" table:formula="of:=[.$O$4]" office:value-type="float" office:value="1" calcext:value-type="float">
            <text:p>1</text:p>
          </table:table-cell>
          <table:table-cell table:style-name="ce18" table:formula="of:=[.$O$4]" office:value-type="float" office:value="1" calcext:value-type="float">
            <text:p>1</text:p>
          </table:table-cell>
          <table:table-cell table:style-name="ce18" table:formula="of:=[.$O$4]" office:value-type="float" office:value="1" calcext:value-type="float">
            <text:p>1</text:p>
          </table:table-cell>
          <table:table-cell table:style-name="ce18" table:formula="of:=[.$O$4]" office:value-type="float" office:value="1" calcext:value-type="float">
            <text:p>1</text:p>
          </table:table-cell>
          <table:table-cell table:style-name="ce18" table:formula="of:=[.$O$4]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formula="of:=1+2*[.$O$4]" office:value-type="float" office:value="3" calcext:value-type="float">
            <text:p>3</text:p>
          </table:table-cell>
          <table:table-cell table:style-name="ce18" table:formula="of:=1+2*[.$O$4]" office:value-type="float" office:value="3" calcext:value-type="float">
            <text:p>3</text:p>
          </table:table-cell>
          <table:table-cell table:style-name="ce18" table:formula="of:=1+2*[.$O$4]" office:value-type="float" office:value="3" calcext:value-type="float">
            <text:p>3</text:p>
          </table:table-cell>
          <table:table-cell table:style-name="ce18" table:formula="of:=1+2*[.$O$4]" office:value-type="float" office:value="3" calcext:value-type="float">
            <text:p>3</text:p>
          </table:table-cell>
          <table:table-cell table:style-name="ce18" table:formula="of:=1+2*[.$O$4]" office:value-type="float" office:value="3" calcext:value-type="float">
            <text:p>3</text:p>
          </table:table-cell>
          <table:table-cell table:style-name="ce18" table:formula="of:=1+2*[.$O$4]" office:value-type="float" office:value="3" calcext:value-type="float">
            <text:p>3</text:p>
          </table:table-cell>
          <table:table-cell table:style-name="ce18" table:formula="of:=1+2*[.$O$4]" office:value-type="float" office:value="3" calcext:value-type="float">
            <text:p>3</text:p>
          </table:table-cell>
          <table:table-cell table:style-name="ce18" table:formula="of:=1+2*[.$O$4]" office:value-type="float" office:value="3" calcext:value-type="float">
            <text:p>3</text:p>
          </table:table-cell>
          <table:table-cell table:style-name="ce18" table:formula="of:=1+2*[.$O$4]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[.$O$4]" office:value-type="float" office:value="1" calcext:value-type="float">
            <text:p>1</text:p>
          </table:table-cell>
          <table:table-cell table:style-name="ce12" table:formula="of:=[.$O$4]" office:value-type="float" office:value="1" calcext:value-type="float">
            <text:p>1</text:p>
          </table:table-cell>
          <table:table-cell table:style-name="ce12" table:formula="of:=[.$O$4]" office:value-type="float" office:value="1" calcext:value-type="float">
            <text:p>1</text:p>
          </table:table-cell>
          <table:table-cell table:style-name="ce12" table:formula="of:=[.$O$4]" office:value-type="float" office:value="1" calcext:value-type="float">
            <text:p>1</text:p>
          </table:table-cell>
          <table:table-cell table:style-name="ce12" table:formula="of:=[.$O$4]" office:value-type="float" office:value="1" calcext:value-type="float">
            <text:p>1</text:p>
          </table:table-cell>
          <table:table-cell table:style-name="ce12" table:formula="of:=[.$O$4]" office:value-type="float" office:value="1" calcext:value-type="float">
            <text:p>1</text:p>
          </table:table-cell>
          <table:table-cell table:style-name="ce12" table:formula="of:=[.$O$4]" office:value-type="float" office:value="1" calcext:value-type="float">
            <text:p>1</text:p>
          </table:table-cell>
          <table:table-cell table:style-name="ce12" table:formula="of:=[.$O$4]" office:value-type="float" office:value="1" calcext:value-type="float">
            <text:p>1</text:p>
          </table:table-cell>
          <table:table-cell table:style-name="ce12" table:formula="of:=[.$O$4]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1" office:value-type="string" calcext:value-type="string">
            <text:p>α</text:p>
          </table:table-cell>
          <table:table-cell table:style-name="ce19" table:formula="of:=[.B$13]/[.B$12]" office:value-type="float" office:value="0" calcext:value-type="float">
            <text:p>0</text:p>
          </table:table-cell>
          <table:table-cell table:style-name="ce19" table:formula="of:=[.C$13]/([.C$12]-[.C$11]*[.B$14])" office:value-type="float" office:value="0.333333333333333" calcext:value-type="float">
            <text:p>0,333333333333333</text:p>
          </table:table-cell>
          <table:table-cell table:style-name="ce19" table:formula="of:=[.D$13]/([.D$12]-[.D$11]*[.C$14])" office:value-type="float" office:value="0.375" calcext:value-type="float">
            <text:p>0,375</text:p>
          </table:table-cell>
          <table:table-cell table:style-name="ce19" table:formula="of:=[.E$13]/([.E$12]-[.E$11]*[.D$14])" office:value-type="float" office:value="0.380952380952381" calcext:value-type="float">
            <text:p>0,380952380952381</text:p>
          </table:table-cell>
          <table:table-cell table:style-name="ce19" table:formula="of:=[.F$13]/([.F$12]-[.F$11]*[.E$14])" office:value-type="float" office:value="0.381818181818182" calcext:value-type="float">
            <text:p>0,381818181818182</text:p>
          </table:table-cell>
          <table:table-cell table:style-name="ce19" table:formula="of:=[.G$13]/([.G$12]-[.G$11]*[.F$14])" office:value-type="float" office:value="0.381944444444445" calcext:value-type="float">
            <text:p>0,381944444444445</text:p>
          </table:table-cell>
          <table:table-cell table:style-name="ce19" table:formula="of:=[.H$13]/([.H$12]-[.H$11]*[.G$14])" office:value-type="float" office:value="0.381962864721485" calcext:value-type="float">
            <text:p>0,381962864721485</text:p>
          </table:table-cell>
          <table:table-cell table:style-name="ce19" table:formula="of:=[.I$13]/([.I$12]-[.I$11]*[.H$14])" office:value-type="float" office:value="0.381965552178318" calcext:value-type="float">
            <text:p>0,381965552178318</text:p>
          </table:table-cell>
          <table:table-cell table:style-name="ce19" table:formula="of:=[.J$13]/([.J$12]-[.J$11]*[.I$14])" office:value-type="float" office:value="0.381965944272446" calcext:value-type="float">
            <text:p>0,381965944272446</text:p>
          </table:table-cell>
          <table:table-cell table:style-name="ce19" table:formula="of:=[.K$13]/([.K$12]-[.K$11]*[.J$14])" office:value-type="float" office:value="0.381966001478197" calcext:value-type="float">
            <text:p>0,381966001478197</text:p>
          </table:table-cell>
          <table:table-cell table:style-name="ce27" table:formula="of:=[.L$13]/([.L$12]-[.L$11]*[.K$14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2"/>
          <table:table-cell table:style-name="ce18" table:number-columns-repeated="10"/>
          <table:table-cell table:style-name="ce12"/>
          <table:table-cell table:number-columns-repeated="8"/>
        </table:table-row>
        <table:table-row table:style-name="ro1">
          <table:table-cell table:style-name="ce13" office:value-type="string" calcext:value-type="string">
            <text:p>β</text:p>
          </table:table-cell>
          <table:table-cell table:style-name="ce20" table:formula="of:=0/[.B$12]" office:value-type="float" office:value="0" calcext:value-type="float">
            <text:p>0</text:p>
          </table:table-cell>
          <table:table-cell table:style-name="ce20" table:formula="of:=([.C2]+[.C$11]*[.B16])/([.C$12]-[.C$11]*[.B$14])" office:value-type="float" office:value="3" calcext:value-type="float">
            <text:p>3</text:p>
          </table:table-cell>
          <table:table-cell table:style-name="ce20" table:formula="of:=([.D2]+[.D$11]*[.C16])/([.D$12]-[.D$11]*[.C$14])" office:value-type="float" office:value="7.125" calcext:value-type="float">
            <text:p>7,125</text:p>
          </table:table-cell>
          <table:table-cell table:style-name="ce20" table:formula="of:=([.E2]+[.E$11]*[.D16])/([.E$12]-[.E$11]*[.D$14])" office:value-type="float" office:value="10.7142857142857" calcext:value-type="float">
            <text:p>10,7142857142857</text:p>
          </table:table-cell>
          <table:table-cell table:style-name="ce20" table:formula="of:=([.F2]+[.F$11]*[.E16])/([.F$12]-[.F$11]*[.E$14])" office:value-type="float" office:value="13.2545454545455" calcext:value-type="float">
            <text:p>13,2545454545455</text:p>
          </table:table-cell>
          <table:table-cell table:style-name="ce20" table:formula="of:=([.G2]+[.G$11]*[.F16])/([.G$12]-[.G$11]*[.F$14])" office:value-type="float" office:value="14.6111111111111" calcext:value-type="float">
            <text:p>14,6111111111111</text:p>
          </table:table-cell>
          <table:table-cell table:style-name="ce20" table:formula="of:=([.H2]+[.H$11]*[.G16])/([.H$12]-[.H$11]*[.G$14])" office:value-type="float" office:value="14.7480106100796" calcext:value-type="float">
            <text:p>14,7480106100796</text:p>
          </table:table-cell>
          <table:table-cell table:style-name="ce20" table:formula="of:=([.I2]+[.I$11]*[.H16])/([.I$12]-[.I$11]*[.H$14])" office:value-type="float" office:value="13.6545086119554" calcext:value-type="float">
            <text:p>13,6545086119554</text:p>
          </table:table-cell>
          <table:table-cell table:style-name="ce20" table:formula="of:=([.J2]+[.J$11]*[.I16])/([.J$12]-[.J$11]*[.I$14])" office:value-type="float" office:value="11.3270123839009" calcext:value-type="float">
            <text:p>11,3270123839009</text:p>
          </table:table-cell>
          <table:table-cell table:style-name="ce20" table:formula="of:=([.K2]+[.K$11]*[.J16])/([.K$12]-[.K$11]*[.J$14])" office:value-type="float" office:value="7.76422764227642" calcext:value-type="float">
            <text:p>7,76422764227642</text:p>
          </table:table-cell>
          <table:table-cell table:style-name="ce28" table:formula="of:=(0+[.L$11]*[.K16])/([.L$12]-[.L$11]*[.K$14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β</text:p>
          </table:table-cell>
          <table:table-cell table:style-name="ce12" table:formula="of:=0/[.B$12]" office:value-type="float" office:value="0" calcext:value-type="float">
            <text:p>0</text:p>
          </table:table-cell>
          <table:table-cell table:style-name="ce12" table:formula="of:=([.C3]+[.C$11]*[.B17])/([.C$12]-[.C$11]*[.B$14])" office:value-type="float" office:value="2.58807588075881" calcext:value-type="float">
            <text:p>2,58807588075881</text:p>
          </table:table-cell>
          <table:table-cell table:style-name="ce12" table:formula="of:=([.D3]+[.D$11]*[.C17])/([.D$12]-[.D$11]*[.C$14])" office:value-type="float" office:value="6.33028455284553" calcext:value-type="float">
            <text:p>6,33028455284553</text:p>
          </table:table-cell>
          <table:table-cell table:style-name="ce12" table:formula="of:=([.E3]+[.E$11]*[.D17])/([.E$12]-[.E$11]*[.D$14])" office:value-type="float" office:value="9.69299264421215" calcext:value-type="float">
            <text:p>9,69299264421215</text:p>
          </table:table-cell>
          <table:table-cell table:style-name="ce12" table:formula="of:=([.F3]+[.F$11]*[.E17])/([.F$12]-[.F$11]*[.E$14])" office:value-type="float" office:value="12.119586104952" calcext:value-type="float">
            <text:p>12,119586104952</text:p>
          </table:table-cell>
          <table:table-cell table:style-name="ce12" table:formula="of:=([.G3]+[.G$11]*[.F17])/([.G$12]-[.G$11]*[.F$14])" office:value-type="float" office:value="13.4261517615176" calcext:value-type="float">
            <text:p>13,4261517615176</text:p>
          </table:table-cell>
          <table:table-cell table:style-name="ce12" table:formula="of:=([.H3]+[.H$11]*[.G17])/([.H$12]-[.H$11]*[.G$14])" office:value-type="float" office:value="13.5501067477518" calcext:value-type="float">
            <text:p>13,5501067477518</text:p>
          </table:table-cell>
          <table:table-cell table:style-name="ce12" table:formula="of:=([.I3]+[.I$11]*[.H17])/([.I$12]-[.I$11]*[.H$14])" office:value-type="float" office:value="12.4764952512747" calcext:value-type="float">
            <text:p>12,4764952512747</text:p>
          </table:table-cell>
          <table:table-cell table:style-name="ce12" table:formula="of:=([.J3]+[.J$11]*[.I17])/([.J$12]-[.J$11]*[.I$14])" office:value-type="float" office:value="10.2249144201968" calcext:value-type="float">
            <text:p>10,2249144201968</text:p>
          </table:table-cell>
          <table:table-cell table:style-name="ce12" table:formula="of:=([.K3]+[.K$11]*[.J17])/([.K$12]-[.K$11]*[.J$14])" office:value-type="float" office:value="6.87124066362615" calcext:value-type="float">
            <text:p>6,87124066362615</text:p>
          </table:table-cell>
          <table:table-cell table:style-name="ce26" table:formula="of:=(0+[.L$11]*[.K17])/([.L$12]-[.L$11]*[.K$14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β</text:p>
          </table:table-cell>
          <table:table-cell table:style-name="ce12" table:formula="of:=0/[.B$12]" office:value-type="float" office:value="0" calcext:value-type="float">
            <text:p>0</text:p>
          </table:table-cell>
          <table:table-cell table:style-name="ce12" table:formula="of:=([.C4]+[.C$11]*[.B18])/([.C$12]-[.C$11]*[.B$14])" office:value-type="float" office:value="2.29041355454205" calcext:value-type="float">
            <text:p>2,29041355454205</text:p>
          </table:table-cell>
          <table:table-cell table:style-name="ce12" table:formula="of:=([.D4]+[.D$11]*[.C18])/([.D$12]-[.D$11]*[.C$14])" office:value-type="float" office:value="5.67746546367903" calcext:value-type="float">
            <text:p>5,67746546367903</text:p>
          </table:table-cell>
          <table:table-cell table:style-name="ce12" table:formula="of:=([.E4]+[.E$11]*[.D18])/([.E$12]-[.E$11]*[.D$14])" office:value-type="float" office:value="8.78553330248749" calcext:value-type="float">
            <text:p>8,78553330248749</text:p>
          </table:table-cell>
          <table:table-cell table:style-name="ce12" table:formula="of:=([.F4]+[.F$11]*[.E18])/([.F$12]-[.F$11]*[.E$14])" office:value-type="float" office:value="11.063523996659" calcext:value-type="float">
            <text:p>11,063523996659</text:p>
          </table:table-cell>
          <table:table-cell table:style-name="ce12" table:formula="of:=([.G4]+[.G$11]*[.F18])/([.G$12]-[.G$11]*[.F$14])" office:value-type="float" office:value="12.2990972084518" calcext:value-type="float">
            <text:p>12,2990972084518</text:p>
          </table:table-cell>
          <table:table-cell table:style-name="ce12" table:formula="of:=([.H4]+[.H$11]*[.G18])/([.H$12]-[.H$11]*[.G$14])" office:value-type="float" office:value="12.4097672483486" calcext:value-type="float">
            <text:p>12,4097672483486</text:p>
          </table:table-cell>
          <table:table-cell table:style-name="ce12" table:formula="of:=([.I4]+[.I$11]*[.H18])/([.I$12]-[.I$11]*[.H$14])" office:value-type="float" office:value="11.3804064511597" calcext:value-type="float">
            <text:p>11,3804064511597</text:p>
          </table:table-cell>
          <table:table-cell table:style-name="ce12" table:formula="of:=([.J4]+[.J$11]*[.I18])/([.J$12]-[.J$11]*[.I$14])" office:value-type="float" office:value="9.25499693860867" calcext:value-type="float">
            <text:p>9,25499693860867</text:p>
          </table:table-cell>
          <table:table-cell table:style-name="ce12" table:formula="of:=([.K4]+[.K$11]*[.J18])/([.K$12]-[.K$11]*[.J$14])" office:value-type="float" office:value="6.15967449581297" calcext:value-type="float">
            <text:p>6,15967449581297</text:p>
          </table:table-cell>
          <table:table-cell table:style-name="ce26" table:formula="of:=(0+[.L$11]*[.K18])/([.L$12]-[.L$11]*[.K$14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β</text:p>
          </table:table-cell>
          <table:table-cell table:style-name="ce12" table:formula="of:=0/[.B$12]" office:value-type="float" office:value="0" calcext:value-type="float">
            <text:p>0</text:p>
          </table:table-cell>
          <table:table-cell table:style-name="ce12" table:formula="of:=([.C5]+[.C$11]*[.B19])/([.C$12]-[.C$11]*[.B$14])" office:value-type="float" office:value="2.05322483193766" calcext:value-type="float">
            <text:p>2,05322483193766</text:p>
          </table:table-cell>
          <table:table-cell table:style-name="ce12" table:formula="of:=([.D5]+[.D$11]*[.C19])/([.D$12]-[.D$11]*[.C$14])" office:value-type="float" office:value="5.12287787090641" calcext:value-type="float">
            <text:p>5,12287787090641</text:p>
          </table:table-cell>
          <table:table-cell table:style-name="ce12" table:formula="of:=([.E5]+[.E$11]*[.D19])/([.E$12]-[.E$11]*[.D$14])" office:value-type="float" office:value="7.97602190397323" calcext:value-type="float">
            <text:p>7,97602190397323</text:p>
          </table:table-cell>
          <table:table-cell table:style-name="ce12" table:formula="of:=([.F5]+[.F$11]*[.E19])/([.F$12]-[.F$11]*[.E$14])" office:value-type="float" office:value="10.090010702245" calcext:value-type="float">
            <text:p>10,090010702245</text:p>
          </table:table-cell>
          <table:table-cell table:style-name="ce12" table:formula="of:=([.G5]+[.G$11]*[.F19])/([.G$12]-[.G$11]*[.F$14])" office:value-type="float" office:value="11.2429388200948" calcext:value-type="float">
            <text:p>11,2429388200948</text:p>
          </table:table-cell>
          <table:table-cell table:style-name="ce12" table:formula="of:=([.H5]+[.H$11]*[.G19])/([.H$12]-[.H$11]*[.G$14])" office:value-type="float" office:value="11.3416750683506" calcext:value-type="float">
            <text:p>11,3416750683506</text:p>
          </table:table-cell>
          <table:table-cell table:style-name="ce12" table:formula="of:=([.I5]+[.I$11]*[.H19])/([.I$12]-[.I$11]*[.H$14])" office:value-type="float" office:value="10.3726010335927" calcext:value-type="float">
            <text:p>10,3726010335927</text:p>
          </table:table-cell>
          <table:table-cell table:style-name="ce12" table:formula="of:=([.J5]+[.J$11]*[.I19])/([.J$12]-[.J$11]*[.I$14])" office:value-type="float" office:value="8.3957580755647" calcext:value-type="float">
            <text:p>8,3957580755647</text:p>
          </table:table-cell>
          <table:table-cell table:style-name="ce12" table:formula="of:=([.K5]+[.K$11]*[.J19])/([.K$12]-[.K$11]*[.J$14])" office:value-type="float" office:value="5.55968037907464" calcext:value-type="float">
            <text:p>5,55968037907464</text:p>
          </table:table-cell>
          <table:table-cell table:style-name="ce26" table:formula="of:=(0+[.L$11]*[.K19])/([.L$12]-[.L$11]*[.K$14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1" office:value-type="string" calcext:value-type="string">
            <text:p>β</text:p>
          </table:table-cell>
          <table:table-cell table:style-name="ce19" table:formula="of:=0/[.B$12]" office:value-type="float" office:value="0" calcext:value-type="float">
            <text:p>0</text:p>
          </table:table-cell>
          <table:table-cell table:style-name="ce19" table:formula="of:=([.C6]+[.C$11]*[.B20])/([.C$12]-[.C$11]*[.B$14])" office:value-type="float" office:value="1.85322679302488" calcext:value-type="float">
            <text:p>1,85322679302488</text:p>
          </table:table-cell>
          <table:table-cell table:style-name="ce19" table:formula="of:=([.D6]+[.D$11]*[.C20])/([.D$12]-[.D$11]*[.C$14])" office:value-type="float" office:value="4.63972253791343" calcext:value-type="float">
            <text:p>4,63972253791343</text:p>
          </table:table-cell>
          <table:table-cell table:style-name="ce19" table:formula="of:=([.E6]+[.E$11]*[.D20])/([.E$12]-[.E$11]*[.D$14])" office:value-type="float" office:value="7.24966067019383" calcext:value-type="float">
            <text:p>7,24966067019383</text:p>
          </table:table-cell>
          <table:table-cell table:style-name="ce19" table:formula="of:=([.F6]+[.F$11]*[.E20])/([.F$12]-[.F$11]*[.E$14])" office:value-type="float" office:value="9.19724574330383" calcext:value-type="float">
            <text:p>9,19724574330383</text:p>
          </table:table-cell>
          <table:table-cell table:style-name="ce19" table:formula="of:=([.G6]+[.G$11]*[.F20])/([.G$12]-[.G$11]*[.F$14])" office:value-type="float" office:value="10.2634217074804" calcext:value-type="float">
            <text:p>10,2634217074804</text:p>
          </table:table-cell>
          <table:table-cell table:style-name="ce19" table:formula="of:=([.H6]+[.H$11]*[.G20])/([.H$12]-[.H$11]*[.G$14])" office:value-type="float" office:value="10.3518756680208" calcext:value-type="float">
            <text:p>10,3518756680208</text:p>
          </table:table-cell>
          <table:table-cell table:style-name="ce19" table:formula="of:=([.I6]+[.I$11]*[.H20])/([.I$12]-[.I$11]*[.H$14])" office:value-type="float" office:value="9.45078740708314" calcext:value-type="float">
            <text:p>9,45078740708314</text:p>
          </table:table-cell>
          <table:table-cell table:style-name="ce19" table:formula="of:=([.J6]+[.J$11]*[.I20])/([.J$12]-[.J$11]*[.I$14])" office:value-type="float" office:value="7.62791874839925" calcext:value-type="float">
            <text:p>7,62791874839925</text:p>
          </table:table-cell>
          <table:table-cell table:style-name="ce19" table:formula="of:=([.K6]+[.K$11]*[.J20])/([.K$12]-[.K$11]*[.J$14])" office:value-type="float" office:value="5.03721450781855" calcext:value-type="float">
            <text:p>5,03721450781855</text:p>
          </table:table-cell>
          <table:table-cell table:style-name="ce27" table:formula="of:=(0+[.L$11]*[.K20])/([.L$12]-[.L$11]*[.K$14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1048313">
          <table:table-cell table:number-columns-repeated="20"/>
        </table:table-row>
        <table:table-row table:style-name="ro2" table:number-rows-repeated="242">
          <table:table-cell table:number-columns-repeated="20"/>
        </table:table-row>
        <table:table-row table:style-name="ro2">
          <table:table-cell table:number-columns-repeated="20"/>
        </table:table-row>
        <calcext:conditional-formats>
          <calcext:conditional-format calcext:target-range-address="Лист1.B2:Лист1.L7">
            <calcext:condition calcext:apply-style-name="Общий числовой формат" calcext:value="&lt;0.0005" calcext:base-cell-address="Лист2.B2"/>
          </calcext:conditional-format>
        </calcext:conditional-formats>
      </table:table>
      <table:table table:name="Лист2" table:style-name="ta1">
        <table:shapes>
          <draw:frame draw:z-index="0" draw:style-name="gr1" draw:text-style-name="P1" svg:width="26.114cm" svg:height="15.432cm" svg:x="20.45cm" svg:y="0cm">
            <draw:object draw:notify-on-update-of-ranges="Лист2.B1:Лист2.L1 Лист2.A2:Лист2.A2 Лист2.B2:Лист2.L2 Лист2.A3:Лист2.A3 Лист2.B3:Лист2.L3 Лист2.A4:Лист2.A4 Лист2.B4:Лист2.L4 Лист2.A5:Лист2.A5 Лист2.B5:Лист2.L5 Лист2.A6:Лист2.A6 Лист2.B6:Лист2.L6 Лист2.A7:Лист2.A7 Лист2.B7:Лист2.L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row table:style-name="ro1">
          <table:table-cell table:style-name="ce6" office:value-type="string" calcext:value-type="string">
            <text:p>t <text:s text:c="2"/>\ <text:s text:c="2"/>x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1" calcext:value-type="float">
            <text:p>0,1</text:p>
          </table:table-cell>
          <table:table-cell table:style-name="ce14" office:value-type="float" office:value="0.2" calcext:value-type="float">
            <text:p>0,2</text:p>
          </table:table-cell>
          <table:table-cell table:style-name="ce14" office:value-type="float" office:value="0.3" calcext:value-type="float">
            <text:p>0,3</text:p>
          </table:table-cell>
          <table:table-cell table:style-name="ce14" office:value-type="float" office:value="0.4" calcext:value-type="float">
            <text:p>0,4</text:p>
          </table:table-cell>
          <table:table-cell table:style-name="ce14" office:value-type="float" office:value="0.5" calcext:value-type="float">
            <text:p>0,5</text:p>
          </table:table-cell>
          <table:table-cell table:style-name="ce14" office:value-type="float" office:value="0.6" calcext:value-type="float">
            <text:p>0,6</text:p>
          </table:table-cell>
          <table:table-cell table:style-name="ce14" office:value-type="float" office:value="0.7" calcext:value-type="float">
            <text:p>0,7</text:p>
          </table:table-cell>
          <table:table-cell table:style-name="ce14" office:value-type="float" office:value="0.8" calcext:value-type="float">
            <text:p>0,8</text:p>
          </table:table-cell>
          <table:table-cell table:style-name="ce14" office:value-type="float" office:value="0.9" calcext:value-type="float">
            <text:p>0,9</text:p>
          </table:table-cell>
          <table:table-cell table:style-name="ce22" office:value-type="float" office:value="1" calcext:value-type="float">
            <text:p>1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а =</text:p>
          </table:table-cell>
          <table:table-cell table:style-name="ce1" office:value-type="float" office:value="0.1" calcext:value-type="float">
            <text:p>0,1</text:p>
          </table:table-cell>
          <table:table-cell table:style-name="ce1" table:number-columns-repeated="5"/>
        </table:table-row>
        <table:table-row table:style-name="ro1">
          <table:table-cell table:style-name="ce7" office:value-type="string" calcext:value-type="string">
            <text:p>t = 0</text:p>
          </table:table-cell>
          <table:table-cell table:style-name="ce47" table:formula="of:=100*[.B1]*(1-[.B1])" office:value-type="float" office:value="0" calcext:value-type="float">
            <text:p>0,000</text:p>
          </table:table-cell>
          <table:table-cell table:style-name="ce47" table:formula="of:=100*[.C1]*(1-[.C1])" office:value-type="float" office:value="9" calcext:value-type="float">
            <text:p>9,000</text:p>
          </table:table-cell>
          <table:table-cell table:style-name="ce47" table:formula="of:=100*[.D1]*(1-[.D1])" office:value-type="float" office:value="16" calcext:value-type="float">
            <text:p>16,000</text:p>
          </table:table-cell>
          <table:table-cell table:style-name="ce47" table:formula="of:=100*[.E1]*(1-[.E1])" office:value-type="float" office:value="21" calcext:value-type="float">
            <text:p>21,000</text:p>
          </table:table-cell>
          <table:table-cell table:style-name="ce47" table:formula="of:=100*[.F1]*(1-[.F1])" office:value-type="float" office:value="24" calcext:value-type="float">
            <text:p>24,000</text:p>
          </table:table-cell>
          <table:table-cell table:style-name="ce47" table:formula="of:=100*[.G1]*(1-[.G1])" office:value-type="float" office:value="25" calcext:value-type="float">
            <text:p>25,000</text:p>
          </table:table-cell>
          <table:table-cell table:style-name="ce47" table:formula="of:=100*[.H1]*(1-[.H1])" office:value-type="float" office:value="24" calcext:value-type="float">
            <text:p>24,000</text:p>
          </table:table-cell>
          <table:table-cell table:style-name="ce47" table:formula="of:=100*[.I1]*(1-[.I1])" office:value-type="float" office:value="21" calcext:value-type="float">
            <text:p>21,000</text:p>
          </table:table-cell>
          <table:table-cell table:style-name="ce47" table:formula="of:=100*[.J1]*(1-[.J1])" office:value-type="float" office:value="16" calcext:value-type="float">
            <text:p>16,000</text:p>
          </table:table-cell>
          <table:table-cell table:style-name="ce47" table:formula="of:=100*[.K1]*(1-[.K1])" office:value-type="float" office:value="9" calcext:value-type="float">
            <text:p>9,000</text:p>
          </table:table-cell>
          <table:table-cell table:style-name="ce49" table:formula="of:=100*[.L1]*(1-[.L1])" office:value-type="float" office:value="0" calcext:value-type="float">
            <text:p>0,000</text:p>
          </table:table-cell>
          <table:table-cell table:style-name="ce1"/>
          <table:table-cell table:style-name="ce1" office:value-type="string" calcext:value-type="string">
            <text:p>dx =</text:p>
          </table:table-cell>
          <table:table-cell table:style-name="ce1" office:value-type="float" office:value="0.1" calcext:value-type="float">
            <text:p>0,1</text:p>
          </table:table-cell>
          <table:table-cell table:style-name="ce1" table:number-columns-repeated="5"/>
        </table:table-row>
        <table:table-row table:style-name="ro1">
          <table:table-cell table:style-name="ce7" office:value-type="string" calcext:value-type="string">
            <text:p>t = 1</text:p>
          </table:table-cell>
          <table:table-cell table:style-name="ce47" table:formula="of:=[.B$14]*[.C3]+[.B16]" office:value-type="float" office:value="12.5657894736842" calcext:value-type="float">
            <text:p>12,566</text:p>
          </table:table-cell>
          <table:table-cell table:style-name="ce47" table:formula="of:=[.C$14]*[.D3]+[.C16]" office:value-type="float" office:value="12.5657894736842" calcext:value-type="float">
            <text:p>12,566</text:p>
          </table:table-cell>
          <table:table-cell table:style-name="ce47" table:formula="of:=[.D$14]*[.E3]+[.D16]" office:value-type="float" office:value="16.1315789473684" calcext:value-type="float">
            <text:p>16,132</text:p>
          </table:table-cell>
          <table:table-cell table:style-name="ce47" table:formula="of:=[.E$14]*[.F3]+[.E16]" office:value-type="float" office:value="19.8289473684211" calcext:value-type="float">
            <text:p>19,829</text:p>
          </table:table-cell>
          <table:table-cell table:style-name="ce47" table:formula="of:=[.F$14]*[.G3]+[.F16]" office:value-type="float" office:value="22.3552631578947" calcext:value-type="float">
            <text:p>22,355</text:p>
          </table:table-cell>
          <table:table-cell table:style-name="ce47" table:formula="of:=[.G$14]*[.H3]+[.G16]" office:value-type="float" office:value="23.2368421052632" calcext:value-type="float">
            <text:p>23,237</text:p>
          </table:table-cell>
          <table:table-cell table:style-name="ce47" table:formula="of:=[.H$14]*[.I3]+[.H16]" office:value-type="float" office:value="22.3552631578947" calcext:value-type="float">
            <text:p>22,355</text:p>
          </table:table-cell>
          <table:table-cell table:style-name="ce47" table:formula="of:=[.I$14]*[.J3]+[.I16]" office:value-type="float" office:value="19.828947368421" calcext:value-type="float">
            <text:p>19,829</text:p>
          </table:table-cell>
          <table:table-cell table:style-name="ce47" table:formula="of:=[.J$14]*[.K3]+[.J16]" office:value-type="float" office:value="16.1315789473684" calcext:value-type="float">
            <text:p>16,132</text:p>
          </table:table-cell>
          <table:table-cell table:style-name="ce47" table:formula="of:=[.K$14]*[.L3]+[.K16]" office:value-type="float" office:value="12.5657894736842" calcext:value-type="float">
            <text:p>12,566</text:p>
          </table:table-cell>
          <table:table-cell table:style-name="ce49" table:formula="of:=[.L16]" office:value-type="float" office:value="12.5657894736842" calcext:value-type="float">
            <text:p>12,566</text:p>
          </table:table-cell>
          <table:table-cell table:style-name="ce1"/>
          <table:table-cell table:style-name="ce1" office:value-type="string" calcext:value-type="string">
            <text:p>dt =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</table:table-row>
        <table:table-row table:style-name="ro1">
          <table:table-cell table:style-name="ce7" office:value-type="string" calcext:value-type="string">
            <text:p>t = 2</text:p>
          </table:table-cell>
          <table:table-cell table:style-name="ce47" table:formula="of:=[.B$14]*[.C4]+[.B17]" office:value-type="float" office:value="14.6061288088643" calcext:value-type="float">
            <text:p>14,606</text:p>
          </table:table-cell>
          <table:table-cell table:style-name="ce47" table:formula="of:=[.C$14]*[.D4]+[.C17]" office:value-type="float" office:value="14.6061288088643" calcext:value-type="float">
            <text:p>14,606</text:p>
          </table:table-cell>
          <table:table-cell table:style-name="ce47" table:formula="of:=[.D$14]*[.E4]+[.D17]" office:value-type="float" office:value="16.6464681440443" calcext:value-type="float">
            <text:p>16,646</text:p>
          </table:table-cell>
          <table:table-cell table:style-name="ce47" table:formula="of:=[.E$14]*[.F4]+[.E17]" office:value-type="float" office:value="19.2016966759003" calcext:value-type="float">
            <text:p>19,202</text:p>
          </table:table-cell>
          <table:table-cell table:style-name="ce47" table:formula="of:=[.F$14]*[.G4]+[.F17]" office:value-type="float" office:value="21.1296745152355" calcext:value-type="float">
            <text:p>21,130</text:p>
          </table:table-cell>
          <table:table-cell table:style-name="ce47" table:formula="of:=[.G$14]*[.H4]+[.G17]" office:value-type="float" office:value="21.8320637119114" calcext:value-type="float">
            <text:p>21,832</text:p>
          </table:table-cell>
          <table:table-cell table:style-name="ce47" table:formula="of:=[.H$14]*[.I4]+[.H17]" office:value-type="float" office:value="21.1296745152355" calcext:value-type="float">
            <text:p>21,130</text:p>
          </table:table-cell>
          <table:table-cell table:style-name="ce47" table:formula="of:=[.I$14]*[.J4]+[.I17]" office:value-type="float" office:value="19.2016966759003" calcext:value-type="float">
            <text:p>19,202</text:p>
          </table:table-cell>
          <table:table-cell table:style-name="ce47" table:formula="of:=[.J$14]*[.K4]+[.J17]" office:value-type="float" office:value="16.6464681440443" calcext:value-type="float">
            <text:p>16,646</text:p>
          </table:table-cell>
          <table:table-cell table:style-name="ce47" table:formula="of:=[.K$14]*[.L4]+[.K17]" office:value-type="float" office:value="14.6061288088643" calcext:value-type="float">
            <text:p>14,606</text:p>
          </table:table-cell>
          <table:table-cell table:style-name="ce49" table:formula="of:=[.L17]" office:value-type="float" office:value="14.6061288088643" calcext:value-type="float">
            <text:p>14,606</text:p>
          </table:table-cell>
          <table:table-cell table:style-name="ce1"/>
          <table:table-cell table:style-name="ce1" office:value-type="string" calcext:value-type="string">
            <text:p>λ = </text:p>
          </table:table-cell>
          <table:table-cell table:style-name="ce1" table:formula="of:=[.O1]*[.O1]*[.O3]/[.O2]/[.O2]" office:value-type="float" office:value="1" calcext:value-type="float">
            <text:p>1</text:p>
          </table:table-cell>
          <table:table-cell table:style-name="ce1" table:number-columns-repeated="5"/>
        </table:table-row>
        <table:table-row table:style-name="ro1">
          <table:table-cell table:style-name="ce7" office:value-type="string" calcext:value-type="string">
            <text:p>t = 3</text:p>
          </table:table-cell>
          <table:table-cell table:style-name="ce47" table:formula="of:=[.B$14]*[.C5]+[.B18]" office:value-type="float" office:value="15.8652295341887" calcext:value-type="float">
            <text:p>15,865</text:p>
          </table:table-cell>
          <table:table-cell table:style-name="ce47" table:formula="of:=[.C$14]*[.D5]+[.C18]" office:value-type="float" office:value="15.8652295341887" calcext:value-type="float">
            <text:p>15,865</text:p>
          </table:table-cell>
          <table:table-cell table:style-name="ce47" table:formula="of:=[.D$14]*[.E5]+[.D18]" office:value-type="float" office:value="17.1243302595131" calcext:value-type="float">
            <text:p>17,124</text:p>
          </table:table-cell>
          <table:table-cell table:style-name="ce47" table:formula="of:=[.E$14]*[.F5]+[.E18]" office:value-type="float" office:value="18.8612931003062" calcext:value-type="float">
            <text:p>18,861</text:p>
          </table:table-cell>
          <table:table-cell table:style-name="ce47" table:formula="of:=[.F$14]*[.G5]+[.F18]" office:value-type="float" office:value="20.2578523655052" calcext:value-type="float">
            <text:p>20,258</text:p>
          </table:table-cell>
          <table:table-cell table:style-name="ce47" table:formula="of:=[.G$14]*[.H5]+[.G18]" office:value-type="float" office:value="20.7825894809739" calcext:value-type="float">
            <text:p>20,783</text:p>
          </table:table-cell>
          <table:table-cell table:style-name="ce47" table:formula="of:=[.H$14]*[.I5]+[.H18]" office:value-type="float" office:value="20.2578523655052" calcext:value-type="float">
            <text:p>20,258</text:p>
          </table:table-cell>
          <table:table-cell table:style-name="ce47" table:formula="of:=[.I$14]*[.J5]+[.I18]" office:value-type="float" office:value="18.8612931003062" calcext:value-type="float">
            <text:p>18,861</text:p>
          </table:table-cell>
          <table:table-cell table:style-name="ce47" table:formula="of:=[.J$14]*[.K5]+[.J18]" office:value-type="float" office:value="17.124330259513" calcext:value-type="float">
            <text:p>17,124</text:p>
          </table:table-cell>
          <table:table-cell table:style-name="ce47" table:formula="of:=[.K$14]*[.L5]+[.K18]" office:value-type="float" office:value="15.8652295341887" calcext:value-type="float">
            <text:p>15,865</text:p>
          </table:table-cell>
          <table:table-cell table:style-name="ce49" table:formula="of:=[.L18]" office:value-type="float" office:value="15.8652295341887" calcext:value-type="float">
            <text:p>15,865</text:p>
          </table:table-cell>
          <table:table-cell table:style-name="ce1"/>
          <table:table-cell table:number-columns-repeated="2"/>
          <table:table-cell table:style-name="ce1" table:number-columns-repeated="5"/>
        </table:table-row>
        <table:table-row table:style-name="ro1">
          <table:table-cell table:style-name="ce7" office:value-type="string" calcext:value-type="string">
            <text:p>t = 4</text:p>
          </table:table-cell>
          <table:table-cell table:style-name="ce47" table:formula="of:=[.B$14]*[.C6]+[.B19]" office:value-type="float" office:value="16.6774859349702" calcext:value-type="float">
            <text:p>16,677</text:p>
          </table:table-cell>
          <table:table-cell table:style-name="ce47" table:formula="of:=[.C$14]*[.D6]+[.C19]" office:value-type="float" office:value="16.6774859349702" calcext:value-type="float">
            <text:p>16,677</text:p>
          </table:table-cell>
          <table:table-cell table:style-name="ce47" table:formula="of:=[.D$14]*[.E6]+[.D19]" office:value-type="float" office:value="17.4897423357517" calcext:value-type="float">
            <text:p>17,490</text:p>
          </table:table-cell>
          <table:table-cell table:style-name="ce47" table:formula="of:=[.E$14]*[.F6]+[.E19]" office:value-type="float" office:value="18.6674108127719" calcext:value-type="float">
            <text:p>18,667</text:p>
          </table:table-cell>
          <table:table-cell table:style-name="ce47" table:formula="of:=[.F$14]*[.G6]+[.F19]" office:value-type="float" office:value="19.6511970022579" calcext:value-type="float">
            <text:p>19,651</text:p>
          </table:table-cell>
          <table:table-cell table:style-name="ce47" table:formula="of:=[.G$14]*[.H6]+[.G19]" office:value-type="float" office:value="20.0283278284966" calcext:value-type="float">
            <text:p>20,028</text:p>
          </table:table-cell>
          <table:table-cell table:style-name="ce47" table:formula="of:=[.H$14]*[.I6]+[.H19]" office:value-type="float" office:value="19.6511970022579" calcext:value-type="float">
            <text:p>19,651</text:p>
          </table:table-cell>
          <table:table-cell table:style-name="ce47" table:formula="of:=[.I$14]*[.J6]+[.I19]" office:value-type="float" office:value="18.6674108127719" calcext:value-type="float">
            <text:p>18,667</text:p>
          </table:table-cell>
          <table:table-cell table:style-name="ce47" table:formula="of:=[.J$14]*[.K6]+[.J19]" office:value-type="float" office:value="17.4897423357517" calcext:value-type="float">
            <text:p>17,490</text:p>
          </table:table-cell>
          <table:table-cell table:style-name="ce47" table:formula="of:=[.K$14]*[.L6]+[.K19]" office:value-type="float" office:value="16.6774859349702" calcext:value-type="float">
            <text:p>16,677</text:p>
          </table:table-cell>
          <table:table-cell table:style-name="ce49" table:formula="of:=[.L19]" office:value-type="float" office:value="16.6774859349702" calcext:value-type="float">
            <text:p>16,677</text:p>
          </table:table-cell>
          <table:table-cell table:style-name="ce1" table:number-columns-repeated="8"/>
        </table:table-row>
        <table:table-row table:style-name="ro1">
          <table:table-cell table:style-name="ce8" office:value-type="string" calcext:value-type="string">
            <text:p>t = 5</text:p>
          </table:table-cell>
          <table:table-cell table:style-name="ce48" table:formula="of:=[.B$14]*[.C7]+[.B20]" office:value-type="float" office:value="17.2146183619974" calcext:value-type="float">
            <text:p>17,215</text:p>
          </table:table-cell>
          <table:table-cell table:style-name="ce48" table:formula="of:=[.C$14]*[.D7]+[.C20]" office:value-type="float" office:value="17.2146183619974" calcext:value-type="float">
            <text:p>17,215</text:p>
          </table:table-cell>
          <table:table-cell table:style-name="ce48" table:formula="of:=[.D$14]*[.E7]+[.D20]" office:value-type="float" office:value="17.7517507890246" calcext:value-type="float">
            <text:p>17,752</text:p>
          </table:table-cell>
          <table:table-cell table:style-name="ce48" table:formula="of:=[.E$14]*[.F7]+[.E20]" office:value-type="float" office:value="18.5508916693248" calcext:value-type="float">
            <text:p>18,551</text:p>
          </table:table-cell>
          <table:table-cell table:style-name="ce48" table:formula="of:=[.F$14]*[.G7]+[.F20]" office:value-type="float" office:value="19.2335134061778" calcext:value-type="float">
            <text:p>19,234</text:p>
          </table:table-cell>
          <table:table-cell table:style-name="ce48" table:formula="of:=[.G$14]*[.H7]+[.G20]" office:value-type="float" office:value="19.4984515469507" calcext:value-type="float">
            <text:p>19,498</text:p>
          </table:table-cell>
          <table:table-cell table:style-name="ce48" table:formula="of:=[.H$14]*[.I7]+[.H20]" office:value-type="float" office:value="19.2335134061778" calcext:value-type="float">
            <text:p>19,234</text:p>
          </table:table-cell>
          <table:table-cell table:style-name="ce48" table:formula="of:=[.I$14]*[.J7]+[.I20]" office:value-type="float" office:value="18.5508916693248" calcext:value-type="float">
            <text:p>18,551</text:p>
          </table:table-cell>
          <table:table-cell table:style-name="ce48" table:formula="of:=[.J$14]*[.K7]+[.J20]" office:value-type="float" office:value="17.7517507890246" calcext:value-type="float">
            <text:p>17,752</text:p>
          </table:table-cell>
          <table:table-cell table:style-name="ce48" table:formula="of:=[.K$14]*[.L7]+[.K20]" office:value-type="float" office:value="17.2146183619974" calcext:value-type="float">
            <text:p>17,215</text:p>
          </table:table-cell>
          <table:table-cell table:style-name="ce50" table:formula="of:=[.L20]" office:value-type="float" office:value="17.2146183619974" calcext:value-type="float">
            <text:p>17,215</text:p>
          </table:table-cell>
          <table:table-cell table:style-name="ce1" table:number-columns-repeated="8"/>
        </table:table-row>
        <table:table-row table:style-name="ro1">
          <table:table-cell table:number-columns-repeated="7"/>
          <table:table-cell table:style-name="ce1" table:number-columns-repeated="5"/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table:style-name="ce9"/>
          <table:table-cell table:style-name="ce17" office:value-type="string" calcext:value-type="string">
            <text:p>i = 0</text:p>
          </table:table-cell>
          <table:table-cell table:style-name="ce17" office:value-type="string" calcext:value-type="string">
            <text:p>i = 1</text:p>
          </table:table-cell>
          <table:table-cell table:style-name="ce17" office:value-type="string" calcext:value-type="string">
            <text:p>i = 2</text:p>
          </table:table-cell>
          <table:table-cell table:style-name="ce17" office:value-type="string" calcext:value-type="string">
            <text:p>i = 3</text:p>
          </table:table-cell>
          <table:table-cell table:style-name="ce17" office:value-type="string" calcext:value-type="string">
            <text:p>i = 4</text:p>
          </table:table-cell>
          <table:table-cell table:style-name="ce17" office:value-type="string" calcext:value-type="string">
            <text:p>i = 5</text:p>
          </table:table-cell>
          <table:table-cell table:style-name="ce17" office:value-type="string" calcext:value-type="string">
            <text:p>i = 6</text:p>
          </table:table-cell>
          <table:table-cell table:style-name="ce17" office:value-type="string" calcext:value-type="string">
            <text:p>i = 7</text:p>
          </table:table-cell>
          <table:table-cell table:style-name="ce17" office:value-type="string" calcext:value-type="string">
            <text:p>i = 8</text:p>
          </table:table-cell>
          <table:table-cell table:style-name="ce17" office:value-type="string" calcext:value-type="string">
            <text:p>i = 9</text:p>
          </table:table-cell>
          <table:table-cell table:style-name="ce25" office:value-type="string" calcext:value-type="string">
            <text:p>i = 10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$O$4]" office:value-type="float" office:value="1" calcext:value-type="float">
            <text:p>1</text:p>
          </table:table-cell>
          <table:table-cell table:style-name="ce18" table:formula="of:=[.$O$4]" office:value-type="float" office:value="1" calcext:value-type="float">
            <text:p>1</text:p>
          </table:table-cell>
          <table:table-cell table:style-name="ce18" table:formula="of:=[.$O$4]" office:value-type="float" office:value="1" calcext:value-type="float">
            <text:p>1</text:p>
          </table:table-cell>
          <table:table-cell table:style-name="ce18" table:formula="of:=[.$O$4]" office:value-type="float" office:value="1" calcext:value-type="float">
            <text:p>1</text:p>
          </table:table-cell>
          <table:table-cell table:style-name="ce18" table:formula="of:=[.$O$4]" office:value-type="float" office:value="1" calcext:value-type="float">
            <text:p>1</text:p>
          </table:table-cell>
          <table:table-cell table:style-name="ce18" table:formula="of:=[.$O$4]" office:value-type="float" office:value="1" calcext:value-type="float">
            <text:p>1</text:p>
          </table:table-cell>
          <table:table-cell table:style-name="ce18" table:formula="of:=[.$O$4]" office:value-type="float" office:value="1" calcext:value-type="float">
            <text:p>1</text:p>
          </table:table-cell>
          <table:table-cell table:style-name="ce18" table:formula="of:=[.$O$4]" office:value-type="float" office:value="1" calcext:value-type="float">
            <text:p>1</text:p>
          </table:table-cell>
          <table:table-cell table:style-name="ce18" table:formula="of:=[.$O$4]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formula="of:=1+2*[.$O$4]" office:value-type="float" office:value="3" calcext:value-type="float">
            <text:p>3</text:p>
          </table:table-cell>
          <table:table-cell table:style-name="ce18" table:formula="of:=1+2*[.$O$4]" office:value-type="float" office:value="3" calcext:value-type="float">
            <text:p>3</text:p>
          </table:table-cell>
          <table:table-cell table:style-name="ce18" table:formula="of:=1+2*[.$O$4]" office:value-type="float" office:value="3" calcext:value-type="float">
            <text:p>3</text:p>
          </table:table-cell>
          <table:table-cell table:style-name="ce18" table:formula="of:=1+2*[.$O$4]" office:value-type="float" office:value="3" calcext:value-type="float">
            <text:p>3</text:p>
          </table:table-cell>
          <table:table-cell table:style-name="ce18" table:formula="of:=1+2*[.$O$4]" office:value-type="float" office:value="3" calcext:value-type="float">
            <text:p>3</text:p>
          </table:table-cell>
          <table:table-cell table:style-name="ce18" table:formula="of:=1+2*[.$O$4]" office:value-type="float" office:value="3" calcext:value-type="float">
            <text:p>3</text:p>
          </table:table-cell>
          <table:table-cell table:style-name="ce18" table:formula="of:=1+2*[.$O$4]" office:value-type="float" office:value="3" calcext:value-type="float">
            <text:p>3</text:p>
          </table:table-cell>
          <table:table-cell table:style-name="ce18" table:formula="of:=1+2*[.$O$4]" office:value-type="float" office:value="3" calcext:value-type="float">
            <text:p>3</text:p>
          </table:table-cell>
          <table:table-cell table:style-name="ce18" table:formula="of:=1+2*[.$O$4]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$O$4]" office:value-type="float" office:value="1" calcext:value-type="float">
            <text:p>1</text:p>
          </table:table-cell>
          <table:table-cell table:style-name="ce12" table:formula="of:=[.$O$4]" office:value-type="float" office:value="1" calcext:value-type="float">
            <text:p>1</text:p>
          </table:table-cell>
          <table:table-cell table:style-name="ce12" table:formula="of:=[.$O$4]" office:value-type="float" office:value="1" calcext:value-type="float">
            <text:p>1</text:p>
          </table:table-cell>
          <table:table-cell table:style-name="ce12" table:formula="of:=[.$O$4]" office:value-type="float" office:value="1" calcext:value-type="float">
            <text:p>1</text:p>
          </table:table-cell>
          <table:table-cell table:style-name="ce12" table:formula="of:=[.$O$4]" office:value-type="float" office:value="1" calcext:value-type="float">
            <text:p>1</text:p>
          </table:table-cell>
          <table:table-cell table:style-name="ce12" table:formula="of:=[.$O$4]" office:value-type="float" office:value="1" calcext:value-type="float">
            <text:p>1</text:p>
          </table:table-cell>
          <table:table-cell table:style-name="ce12" table:formula="of:=[.$O$4]" office:value-type="float" office:value="1" calcext:value-type="float">
            <text:p>1</text:p>
          </table:table-cell>
          <table:table-cell table:style-name="ce12" table:formula="of:=[.$O$4]" office:value-type="float" office:value="1" calcext:value-type="float">
            <text:p>1</text:p>
          </table:table-cell>
          <table:table-cell table:style-name="ce12" table:formula="of:=[.$O$4]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1" office:value-type="string" calcext:value-type="string">
            <text:p>α</text:p>
          </table:table-cell>
          <table:table-cell table:style-name="ce19" table:formula="of:=[.B$13]/[.B$12]" office:value-type="float" office:value="1" calcext:value-type="float">
            <text:p>1</text:p>
          </table:table-cell>
          <table:table-cell table:style-name="ce19" table:formula="of:=[.C$13]/([.C$12]-[.C$11]*[.B$14])" office:value-type="float" office:value="0.5" calcext:value-type="float">
            <text:p>0,5</text:p>
          </table:table-cell>
          <table:table-cell table:style-name="ce19" table:formula="of:=[.D$13]/([.D$12]-[.D$11]*[.C$14])" office:value-type="float" office:value="0.4" calcext:value-type="float">
            <text:p>0,4</text:p>
          </table:table-cell>
          <table:table-cell table:style-name="ce19" table:formula="of:=[.E$13]/([.E$12]-[.E$11]*[.D$14])" office:value-type="float" office:value="0.384615384615385" calcext:value-type="float">
            <text:p>0,384615384615385</text:p>
          </table:table-cell>
          <table:table-cell table:style-name="ce19" table:formula="of:=[.F$13]/([.F$12]-[.F$11]*[.E$14])" office:value-type="float" office:value="0.382352941176471" calcext:value-type="float">
            <text:p>0,382352941176471</text:p>
          </table:table-cell>
          <table:table-cell table:style-name="ce19" table:formula="of:=[.G$13]/([.G$12]-[.G$11]*[.F$14])" office:value-type="float" office:value="0.382022471910112" calcext:value-type="float">
            <text:p>0,382022471910112</text:p>
          </table:table-cell>
          <table:table-cell table:style-name="ce19" table:formula="of:=[.H$13]/([.H$12]-[.H$11]*[.G$14])" office:value-type="float" office:value="0.381974248927039" calcext:value-type="float">
            <text:p>0,381974248927039</text:p>
          </table:table-cell>
          <table:table-cell table:style-name="ce19" table:formula="of:=[.I$13]/([.I$12]-[.I$11]*[.H$14])" office:value-type="float" office:value="0.381967213114754" calcext:value-type="float">
            <text:p>0,381967213114754</text:p>
          </table:table-cell>
          <table:table-cell table:style-name="ce19" table:formula="of:=[.J$13]/([.J$12]-[.J$11]*[.I$14])" office:value-type="float" office:value="0.381966186599875" calcext:value-type="float">
            <text:p>0,381966186599875</text:p>
          </table:table-cell>
          <table:table-cell table:style-name="ce19" table:formula="of:=[.K$13]/([.K$12]-[.K$11]*[.J$14])" office:value-type="float" office:value="0.381966036833294" calcext:value-type="float">
            <text:p>0,381966036833294</text:p>
          </table:table-cell>
          <table:table-cell table:style-name="ce27" table:formula="of:=[.L$13]/([.L$12]-[.L$11]*[.K$14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2"/>
          <table:table-cell table:style-name="ce18" table:number-columns-repeated="10"/>
          <table:table-cell table:style-name="ce12"/>
          <table:table-cell table:number-columns-repeated="8"/>
        </table:table-row>
        <table:table-row table:style-name="ro1">
          <table:table-cell table:style-name="ce13" office:value-type="string" calcext:value-type="string">
            <text:p>β</text:p>
          </table:table-cell>
          <table:table-cell table:style-name="ce20" table:formula="of:=0/[.B$12]" office:value-type="float" office:value="0" calcext:value-type="float">
            <text:p>0</text:p>
          </table:table-cell>
          <table:table-cell table:style-name="ce20" table:formula="of:=([.C2]+[.C$11]*[.B16])/([.C$12]-[.C$11]*[.B$14])" office:value-type="float" office:value="4.5" calcext:value-type="float">
            <text:p>4,5</text:p>
          </table:table-cell>
          <table:table-cell table:style-name="ce20" table:formula="of:=([.D2]+[.D$11]*[.C16])/([.D$12]-[.D$11]*[.C$14])" office:value-type="float" office:value="8.2" calcext:value-type="float">
            <text:p>8,2</text:p>
          </table:table-cell>
          <table:table-cell table:style-name="ce20" table:formula="of:=([.E2]+[.E$11]*[.D16])/([.E$12]-[.E$11]*[.D$14])" office:value-type="float" office:value="11.2307692307692" calcext:value-type="float">
            <text:p>11,2307692307692</text:p>
          </table:table-cell>
          <table:table-cell table:style-name="ce20" table:formula="of:=([.F2]+[.F$11]*[.E16])/([.F$12]-[.F$11]*[.E$14])" office:value-type="float" office:value="13.4705882352941" calcext:value-type="float">
            <text:p>13,4705882352941</text:p>
          </table:table-cell>
          <table:table-cell table:style-name="ce20" table:formula="of:=([.G2]+[.G$11]*[.F16])/([.G$12]-[.G$11]*[.F$14])" office:value-type="float" office:value="14.6966292134831" calcext:value-type="float">
            <text:p>14,6966292134831</text:p>
          </table:table-cell>
          <table:table-cell table:style-name="ce20" table:formula="of:=([.H2]+[.H$11]*[.G16])/([.H$12]-[.H$11]*[.G$14])" office:value-type="float" office:value="14.7811158798283" calcext:value-type="float">
            <text:p>14,7811158798283</text:p>
          </table:table-cell>
          <table:table-cell table:style-name="ce20" table:formula="of:=([.I2]+[.I$11]*[.H16])/([.I$12]-[.I$11]*[.H$14])" office:value-type="float" office:value="13.6672131147541" calcext:value-type="float">
            <text:p>13,6672131147541</text:p>
          </table:table-cell>
          <table:table-cell table:style-name="ce20" table:formula="of:=([.J2]+[.J$11]*[.I16])/([.J$12]-[.J$11]*[.I$14])" office:value-type="float" office:value="11.3318722604884" calcext:value-type="float">
            <text:p>11,3318722604884</text:p>
          </table:table-cell>
          <table:table-cell table:style-name="ce20" table:formula="of:=([.K2]+[.K$11]*[.J16])/([.K$12]-[.K$11]*[.J$14])" office:value-type="float" office:value="7.76608466873953" calcext:value-type="float">
            <text:p>7,76608466873953</text:p>
          </table:table-cell>
          <table:table-cell table:style-name="ce28" table:formula="of:=(0+[.L$11]*[.K16])/([.L$12]-[.L$11]*[.K$14])" office:value-type="float" office:value="12.5657894736842" calcext:value-type="float">
            <text:p>12,5657894736842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β</text:p>
          </table:table-cell>
          <table:table-cell table:style-name="ce12" table:formula="of:=0/[.B$12]" office:value-type="float" office:value="0" calcext:value-type="float">
            <text:p>0</text:p>
          </table:table-cell>
          <table:table-cell table:style-name="ce12" table:formula="of:=([.C3]+[.C$11]*[.B17])/([.C$12]-[.C$11]*[.B$14])" office:value-type="float" office:value="6.28289473684211" calcext:value-type="float">
            <text:p>6,28289473684211</text:p>
          </table:table-cell>
          <table:table-cell table:style-name="ce12" table:formula="of:=([.D3]+[.D$11]*[.C17])/([.D$12]-[.D$11]*[.C$14])" office:value-type="float" office:value="8.96578947368422" calcext:value-type="float">
            <text:p>8,96578947368422</text:p>
          </table:table-cell>
          <table:table-cell table:style-name="ce12" table:formula="of:=([.E3]+[.E$11]*[.D17])/([.E$12]-[.E$11]*[.D$14])" office:value-type="float" office:value="11.0748987854251" calcext:value-type="float">
            <text:p>11,0748987854251</text:p>
          </table:table-cell>
          <table:table-cell table:style-name="ce12" table:formula="of:=([.F3]+[.F$11]*[.E17])/([.F$12]-[.F$11]*[.E$14])" office:value-type="float" office:value="12.7821207430341" calcext:value-type="float">
            <text:p>12,7821207430341</text:p>
          </table:table-cell>
          <table:table-cell table:style-name="ce12" table:formula="of:=([.G3]+[.G$11]*[.F17])/([.G$12]-[.G$11]*[.F$14])" office:value-type="float" office:value="13.760053222945" calcext:value-type="float">
            <text:p>13,760053222945</text:p>
          </table:table-cell>
          <table:table-cell table:style-name="ce12" table:formula="of:=([.H3]+[.H$11]*[.G17])/([.H$12]-[.H$11]*[.G$14])" office:value-type="float" office:value="13.7951208493336" calcext:value-type="float">
            <text:p>13,7951208493336</text:p>
          </table:table-cell>
          <table:table-cell table:style-name="ce12" table:formula="of:=([.I3]+[.I$11]*[.H17])/([.I$12]-[.I$11]*[.H$14])" office:value-type="float" office:value="12.8432916307161" calcext:value-type="float">
            <text:p>12,8432916307161</text:p>
          </table:table-cell>
          <table:table-cell table:style-name="ce12" table:formula="of:=([.J3]+[.J$11]*[.I17])/([.J$12]-[.J$11]*[.I$14])" office:value-type="float" office:value="11.0674208219359" calcext:value-type="float">
            <text:p>11,0674208219359</text:p>
          </table:table-cell>
          <table:table-cell table:style-name="ce12" table:formula="of:=([.K3]+[.K$11]*[.J17])/([.K$12]-[.K$11]*[.J$14])" office:value-type="float" office:value="9.02708367426579" calcext:value-type="float">
            <text:p>9,02708367426579</text:p>
          </table:table-cell>
          <table:table-cell table:style-name="ce26" table:formula="of:=(0+[.L$11]*[.K17])/([.L$12]-[.L$11]*[.K$14])" office:value-type="float" office:value="14.6061288088643" calcext:value-type="float">
            <text:p>14,6061288088643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β</text:p>
          </table:table-cell>
          <table:table-cell table:style-name="ce12" table:formula="of:=0/[.B$12]" office:value-type="float" office:value="0" calcext:value-type="float">
            <text:p>0</text:p>
          </table:table-cell>
          <table:table-cell table:style-name="ce12" table:formula="of:=([.C4]+[.C$11]*[.B18])/([.C$12]-[.C$11]*[.B$14])" office:value-type="float" office:value="7.30306440443214" calcext:value-type="float">
            <text:p>7,30306440443214</text:p>
          </table:table-cell>
          <table:table-cell table:style-name="ce12" table:formula="of:=([.D4]+[.D$11]*[.C18])/([.D$12]-[.D$11]*[.C$14])" office:value-type="float" office:value="9.57981301939059" calcext:value-type="float">
            <text:p>9,57981301939059</text:p>
          </table:table-cell>
          <table:table-cell table:style-name="ce12" table:formula="of:=([.E4]+[.E$11]*[.D18])/([.E$12]-[.E$11]*[.D$14])" office:value-type="float" office:value="11.0698114212657" calcext:value-type="float">
            <text:p>11,0698114212657</text:p>
          </table:table-cell>
          <table:table-cell table:style-name="ce12" table:formula="of:=([.F4]+[.F$11]*[.E18])/([.F$12]-[.F$11]*[.E$14])" office:value-type="float" office:value="12.3115681521916" calcext:value-type="float">
            <text:p>12,3115681521916</text:p>
          </table:table-cell>
          <table:table-cell table:style-name="ce12" table:formula="of:=([.G4]+[.G$11]*[.F18])/([.G$12]-[.G$11]*[.F$14])" office:value-type="float" office:value="13.0436346447135" calcext:value-type="float">
            <text:p>13,0436346447135</text:p>
          </table:table-cell>
          <table:table-cell table:style-name="ce12" table:formula="of:=([.H4]+[.H$11]*[.G18])/([.H$12]-[.H$11]*[.G$14])" office:value-type="float" office:value="13.053324099723" calcext:value-type="float">
            <text:p>13,053324099723</text:p>
          </table:table-cell>
          <table:table-cell table:style-name="ce12" table:formula="of:=([.I4]+[.I$11]*[.H18])/([.I$12]-[.I$11]*[.H$14])" office:value-type="float" office:value="12.3203603946233" calcext:value-type="float">
            <text:p>12,3203603946233</text:p>
          </table:table-cell>
          <table:table-cell table:style-name="ce12" table:formula="of:=([.J4]+[.J$11]*[.I18])/([.J$12]-[.J$11]*[.I$14])" office:value-type="float" office:value="11.0643490348073" calcext:value-type="float">
            <text:p>11,0643490348073</text:p>
          </table:table-cell>
          <table:table-cell table:style-name="ce12" table:formula="of:=([.K4]+[.K$11]*[.J18])/([.K$12]-[.K$11]*[.J$14])" office:value-type="float" office:value="9.8052506855641" calcext:value-type="float">
            <text:p>9,8052506855641</text:p>
          </table:table-cell>
          <table:table-cell table:style-name="ce26" table:formula="of:=(0+[.L$11]*[.K18])/([.L$12]-[.L$11]*[.K$14])" office:value-type="float" office:value="15.8652295341887" calcext:value-type="float">
            <text:p>15,8652295341887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β</text:p>
          </table:table-cell>
          <table:table-cell table:style-name="ce12" table:formula="of:=0/[.B$12]" office:value-type="float" office:value="0" calcext:value-type="float">
            <text:p>0</text:p>
          </table:table-cell>
          <table:table-cell table:style-name="ce12" table:formula="of:=([.C5]+[.C$11]*[.B19])/([.C$12]-[.C$11]*[.B$14])" office:value-type="float" office:value="7.93261476709433" calcext:value-type="float">
            <text:p>7,93261476709433</text:p>
          </table:table-cell>
          <table:table-cell table:style-name="ce12" table:formula="of:=([.D5]+[.D$11]*[.C19])/([.D$12]-[.D$11]*[.C$14])" office:value-type="float" office:value="10.022778010643" calcext:value-type="float">
            <text:p>10,022778010643</text:p>
          </table:table-cell>
          <table:table-cell table:style-name="ce12" table:formula="of:=([.E5]+[.E$11]*[.D19])/([.E$12]-[.E$11]*[.D$14])" office:value-type="float" office:value="11.1092581195958" calcext:value-type="float">
            <text:p>11,1092581195958</text:p>
          </table:table-cell>
          <table:table-cell table:style-name="ce12" table:formula="of:=([.F5]+[.F$11]*[.E19])/([.F$12]-[.F$11]*[.E$14])" office:value-type="float" office:value="11.9933069501857" calcext:value-type="float">
            <text:p>11,9933069501857</text:p>
          </table:table-cell>
          <table:table-cell table:style-name="ce12" table:formula="of:=([.G5]+[.G$11]*[.F19])/([.G$12]-[.G$11]*[.F$14])" office:value-type="float" office:value="12.5211289737014" calcext:value-type="float">
            <text:p>12,5211289737014</text:p>
          </table:table-cell>
          <table:table-cell table:style-name="ce12" table:formula="of:=([.H5]+[.H$11]*[.G19])/([.H$12]-[.H$11]*[.G$14])" office:value-type="float" office:value="12.5207267776368" calcext:value-type="float">
            <text:p>12,5207267776368</text:p>
          </table:table-cell>
          <table:table-cell table:style-name="ce12" table:formula="of:=([.I5]+[.I$11]*[.H19])/([.I$12]-[.I$11]*[.H$14])" office:value-type="float" office:value="11.9869026746897" calcext:value-type="float">
            <text:p>11,9869026746897</text:p>
          </table:table-cell>
          <table:table-cell table:style-name="ce12" table:formula="of:=([.J5]+[.J$11]*[.I19])/([.J$12]-[.J$11]*[.I$14])" office:value-type="float" office:value="11.1195066310981" calcext:value-type="float">
            <text:p>11,1195066310981</text:p>
          </table:table-cell>
          <table:table-cell table:style-name="ce12" table:formula="of:=([.K5]+[.K$11]*[.J19])/([.K$12]-[.K$11]*[.J$14])" office:value-type="float" office:value="10.3072527280466" calcext:value-type="float">
            <text:p>10,3072527280466</text:p>
          </table:table-cell>
          <table:table-cell table:style-name="ce26" table:formula="of:=(0+[.L$11]*[.K19])/([.L$12]-[.L$11]*[.K$14])" office:value-type="float" office:value="16.6774859349702" calcext:value-type="float">
            <text:p>16,6774859349702</text:p>
          </table:table-cell>
          <table:table-cell table:number-columns-repeated="8"/>
        </table:table-row>
        <table:table-row table:style-name="ro1">
          <table:table-cell table:style-name="ce11" office:value-type="string" calcext:value-type="string">
            <text:p>β</text:p>
          </table:table-cell>
          <table:table-cell table:style-name="ce19" table:formula="of:=0/[.B$12]" office:value-type="float" office:value="0" calcext:value-type="float">
            <text:p>0</text:p>
          </table:table-cell>
          <table:table-cell table:style-name="ce19" table:formula="of:=([.C6]+[.C$11]*[.B20])/([.C$12]-[.C$11]*[.B$14])" office:value-type="float" office:value="8.3387429674851" calcext:value-type="float">
            <text:p>8,3387429674851</text:p>
          </table:table-cell>
          <table:table-cell table:style-name="ce19" table:formula="of:=([.D6]+[.D$11]*[.C20])/([.D$12]-[.D$11]*[.C$14])" office:value-type="float" office:value="10.3313941212947" calcext:value-type="float">
            <text:p>10,3313941212947</text:p>
          </table:table-cell>
          <table:table-cell table:style-name="ce19" table:formula="of:=([.E6]+[.E$11]*[.D20])/([.E$12]-[.E$11]*[.D$14])" office:value-type="float" office:value="11.1533865131026" calcext:value-type="float">
            <text:p>11,1533865131026</text:p>
          </table:table-cell>
          <table:table-cell table:style-name="ce19" table:formula="of:=([.F6]+[.F$11]*[.E20])/([.F$12]-[.F$11]*[.E$14])" office:value-type="float" office:value="11.7782231088143" calcext:value-type="float">
            <text:p>11,7782231088143</text:p>
          </table:table-cell>
          <table:table-cell table:style-name="ce19" table:formula="of:=([.G6]+[.G$11]*[.F20])/([.G$12]-[.G$11]*[.F$14])" office:value-type="float" office:value="12.1508172120064" calcext:value-type="float">
            <text:p>12,1508172120064</text:p>
          </table:table-cell>
          <table:table-cell table:style-name="ce19" table:formula="of:=([.H6]+[.H$11]*[.G20])/([.H$12]-[.H$11]*[.G$14])" office:value-type="float" office:value="12.1475504938606" calcext:value-type="float">
            <text:p>12,1475504938606</text:p>
          </table:table-cell>
          <table:table-cell table:style-name="ce19" table:formula="of:=([.I6]+[.I$11]*[.H20])/([.I$12]-[.I$11]*[.H$14])" office:value-type="float" office:value="11.7703048925334" calcext:value-type="float">
            <text:p>11,7703048925334</text:p>
          </table:table-cell>
          <table:table-cell table:style-name="ce19" table:formula="of:=([.J6]+[.J$11]*[.I20])/([.J$12]-[.J$11]*[.I$14])" office:value-type="float" office:value="11.1763486595203" calcext:value-type="float">
            <text:p>11,1763486595203</text:p>
          </table:table-cell>
          <table:table-cell table:style-name="ce19" table:formula="of:=([.K6]+[.K$11]*[.J20])/([.K$12]-[.K$11]*[.J$14])" office:value-type="float" office:value="10.6392188106676" calcext:value-type="float">
            <text:p>10,6392188106676</text:p>
          </table:table-cell>
          <table:table-cell table:style-name="ce27" table:formula="of:=(0+[.L$11]*[.K20])/([.L$12]-[.L$11]*[.K$14])" office:value-type="float" office:value="17.2146183619974" calcext:value-type="float">
            <text:p>17,2146183619974</text:p>
          </table:table-cell>
          <table:table-cell table:number-columns-repeated="8"/>
        </table:table-row>
        <table:table-row table:style-name="ro1" table:number-rows-repeated="1048313">
          <table:table-cell table:number-columns-repeated="20"/>
        </table:table-row>
        <table:table-row table:style-name="ro2" table:number-rows-repeated="242">
          <table:table-cell table:number-columns-repeated="20"/>
        </table:table-row>
        <table:table-row table:style-name="ro2">
          <table:table-cell table:number-columns-repeated="20"/>
        </table:table-row>
        <calcext:conditional-formats>
          <calcext:conditional-format calcext:target-range-address="Лист2.B2:Лист2.L7">
            <calcext:condition calcext:apply-style-name="Общий числовой формат" calcext:value="&lt;0.0005" calcext:base-cell-address="Лист1.B2"/>
          </calcext:conditional-format>
        </calcext:conditional-formats>
      </table:table>
      <table:table table:name="Лист3" table:style-name="ta1">
        <table:shapes>
          <draw:frame draw:z-index="0" draw:style-name="gr1" draw:text-style-name="P1" svg:width="26.114cm" svg:height="15.432cm" svg:x="20.45cm" svg:y="0cm">
            <draw:object draw:notify-on-update-of-ranges="Лист3.B1:Лист3.L1 Лист3.A2:Лист3.A2 Лист3.B2:Лист3.L2 Лист3.A3:Лист3.A3 Лист3.B3:Лист3.L3 Лист3.A4:Лист3.A4 Лист3.B4:Лист3.L4 Лист3.A5:Лист3.A5 Лист3.B5:Лист3.L5 Лист3.A6:Лист3.A6 Лист3.B6:Лист3.L6 Лист3.A7:Лист3.A7 Лист3.B7:Лист3.L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row table:style-name="ro1">
          <table:table-cell table:style-name="ce6" office:value-type="string" calcext:value-type="string">
            <text:p>t <text:s text:c="2"/>\ <text:s text:c="2"/>x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1" calcext:value-type="float">
            <text:p>0,1</text:p>
          </table:table-cell>
          <table:table-cell table:style-name="ce14" office:value-type="float" office:value="0.2" calcext:value-type="float">
            <text:p>0,2</text:p>
          </table:table-cell>
          <table:table-cell table:style-name="ce14" office:value-type="float" office:value="0.3" calcext:value-type="float">
            <text:p>0,3</text:p>
          </table:table-cell>
          <table:table-cell table:style-name="ce14" office:value-type="float" office:value="0.4" calcext:value-type="float">
            <text:p>0,4</text:p>
          </table:table-cell>
          <table:table-cell table:style-name="ce14" office:value-type="float" office:value="0.5" calcext:value-type="float">
            <text:p>0,5</text:p>
          </table:table-cell>
          <table:table-cell table:style-name="ce14" office:value-type="float" office:value="0.6" calcext:value-type="float">
            <text:p>0,6</text:p>
          </table:table-cell>
          <table:table-cell table:style-name="ce14" office:value-type="float" office:value="0.7" calcext:value-type="float">
            <text:p>0,7</text:p>
          </table:table-cell>
          <table:table-cell table:style-name="ce14" office:value-type="float" office:value="0.8" calcext:value-type="float">
            <text:p>0,8</text:p>
          </table:table-cell>
          <table:table-cell table:style-name="ce14" office:value-type="float" office:value="0.9" calcext:value-type="float">
            <text:p>0,9</text:p>
          </table:table-cell>
          <table:table-cell table:style-name="ce22" office:value-type="float" office:value="1" calcext:value-type="float">
            <text:p>1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а =</text:p>
          </table:table-cell>
          <table:table-cell table:style-name="ce1" office:value-type="float" office:value="0.1" calcext:value-type="float">
            <text:p>0,1</text:p>
          </table:table-cell>
          <table:table-cell table:style-name="ce1" table:number-columns-repeated="5"/>
        </table:table-row>
        <table:table-row table:style-name="ro1">
          <table:table-cell table:style-name="ce7" office:value-type="string" calcext:value-type="string">
            <text:p>t = 0</text:p>
          </table:table-cell>
          <table:table-cell table:style-name="ce51" table:formula="of:=100*[.B1]*(1-[.B1])" office:value-type="float" office:value="0" calcext:value-type="float">
            <text:p>0,000</text:p>
          </table:table-cell>
          <table:table-cell table:style-name="ce51" table:formula="of:=100*[.C1]*(1-[.C1])" office:value-type="float" office:value="9" calcext:value-type="float">
            <text:p>9,000</text:p>
          </table:table-cell>
          <table:table-cell table:style-name="ce51" table:formula="of:=100*[.D1]*(1-[.D1])" office:value-type="float" office:value="16" calcext:value-type="float">
            <text:p>16,000</text:p>
          </table:table-cell>
          <table:table-cell table:style-name="ce51" table:formula="of:=100*[.E1]*(1-[.E1])" office:value-type="float" office:value="21" calcext:value-type="float">
            <text:p>21,000</text:p>
          </table:table-cell>
          <table:table-cell table:style-name="ce51" table:formula="of:=100*[.F1]*(1-[.F1])" office:value-type="float" office:value="24" calcext:value-type="float">
            <text:p>24,000</text:p>
          </table:table-cell>
          <table:table-cell table:style-name="ce51" table:formula="of:=100*[.G1]*(1-[.G1])" office:value-type="float" office:value="25" calcext:value-type="float">
            <text:p>25,000</text:p>
          </table:table-cell>
          <table:table-cell table:style-name="ce51" table:formula="of:=100*[.H1]*(1-[.H1])" office:value-type="float" office:value="24" calcext:value-type="float">
            <text:p>24,000</text:p>
          </table:table-cell>
          <table:table-cell table:style-name="ce51" table:formula="of:=100*[.I1]*(1-[.I1])" office:value-type="float" office:value="21" calcext:value-type="float">
            <text:p>21,000</text:p>
          </table:table-cell>
          <table:table-cell table:style-name="ce51" table:formula="of:=100*[.J1]*(1-[.J1])" office:value-type="float" office:value="16" calcext:value-type="float">
            <text:p>16,000</text:p>
          </table:table-cell>
          <table:table-cell table:style-name="ce51" table:formula="of:=100*[.K1]*(1-[.K1])" office:value-type="float" office:value="9" calcext:value-type="float">
            <text:p>9,000</text:p>
          </table:table-cell>
          <table:table-cell table:style-name="ce53" table:formula="of:=100*[.L1]*(1-[.L1])" office:value-type="float" office:value="0" calcext:value-type="float">
            <text:p>0,000</text:p>
          </table:table-cell>
          <table:table-cell table:style-name="ce1"/>
          <table:table-cell table:style-name="ce1" office:value-type="string" calcext:value-type="string">
            <text:p>dx =</text:p>
          </table:table-cell>
          <table:table-cell table:style-name="ce1" office:value-type="float" office:value="0.1" calcext:value-type="float">
            <text:p>0,1</text:p>
          </table:table-cell>
          <table:table-cell table:style-name="ce1" table:number-columns-repeated="5"/>
        </table:table-row>
        <table:table-row table:style-name="ro1">
          <table:table-cell table:style-name="ce7" office:value-type="string" calcext:value-type="string">
            <text:p>t = 1</text:p>
          </table:table-cell>
          <table:table-cell table:style-name="ce51" table:formula="of:=[.B$14]*[.C3]+[.B16]" office:value-type="float" office:value="0" calcext:value-type="float">
            <text:p>0,000</text:p>
          </table:table-cell>
          <table:table-cell table:style-name="ce51" table:formula="of:=[.C$14]*[.D3]+[.C16]" office:value-type="float" office:value="7.76608466873954" calcext:value-type="float">
            <text:p>7,766</text:p>
          </table:table-cell>
          <table:table-cell table:style-name="ce51" table:formula="of:=[.D$14]*[.E3]+[.D16]" office:value-type="float" office:value="14.2982540062186" calcext:value-type="float">
            <text:p>14,298</text:p>
          </table:table-cell>
          <table:table-cell table:style-name="ce51" table:formula="of:=[.E$14]*[.F3]+[.E16]" office:value-type="float" office:value="19.1286773499163" calcext:value-type="float">
            <text:p>19,129</text:p>
          </table:table-cell>
          <table:table-cell table:style-name="ce51" table:formula="of:=[.F$14]*[.G3]+[.F16]" office:value-type="float" office:value="22.0877780435303" calcext:value-type="float">
            <text:p>22,088</text:p>
          </table:table-cell>
          <table:table-cell table:style-name="ce51" table:formula="of:=[.G$14]*[.H3]+[.G16]" office:value-type="float" office:value="23.1346567806745" calcext:value-type="float">
            <text:p>23,135</text:p>
          </table:table-cell>
          <table:table-cell table:style-name="ce51" table:formula="of:=[.H$14]*[.I3]+[.H16]" office:value-type="float" office:value="22.3161922984932" calcext:value-type="float">
            <text:p>22,316</text:p>
          </table:table-cell>
          <table:table-cell table:style-name="ce51" table:formula="of:=[.I$14]*[.J3]+[.I16]" office:value-type="float" office:value="19.8139201148051" calcext:value-type="float">
            <text:p>19,814</text:p>
          </table:table-cell>
          <table:table-cell table:style-name="ce51" table:formula="of:=[.J$14]*[.K3]+[.J16]" office:value-type="float" office:value="16.125568045922" calcext:value-type="float">
            <text:p>16,126</text:p>
          </table:table-cell>
          <table:table-cell table:style-name="ce51" table:formula="of:=[.K$14]*[.L3]+[.K16]" office:value-type="float" office:value="12.562784022961" calcext:value-type="float">
            <text:p>12,563</text:p>
          </table:table-cell>
          <table:table-cell table:style-name="ce53" table:formula="of:=[.L16]" office:value-type="float" office:value="12.562784022961" calcext:value-type="float">
            <text:p>12,563</text:p>
          </table:table-cell>
          <table:table-cell table:style-name="ce1"/>
          <table:table-cell table:style-name="ce1" office:value-type="string" calcext:value-type="string">
            <text:p>dt =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</table:table-row>
        <table:table-row table:style-name="ro1">
          <table:table-cell table:style-name="ce7" office:value-type="string" calcext:value-type="string">
            <text:p>t = 2</text:p>
          </table:table-cell>
          <table:table-cell table:style-name="ce51" table:formula="of:=[.B$14]*[.C4]+[.B17]" office:value-type="float" office:value="0" calcext:value-type="float">
            <text:p>0,000</text:p>
          </table:table-cell>
          <table:table-cell table:style-name="ce51" table:formula="of:=[.C$14]*[.D4]+[.C17]" office:value-type="float" office:value="6.88058803618447" calcext:value-type="float">
            <text:p>6,881</text:p>
          </table:table-cell>
          <table:table-cell table:style-name="ce51" table:formula="of:=[.D$14]*[.E4]+[.D17]" office:value-type="float" office:value="12.8756794398139" calcext:value-type="float">
            <text:p>12,876</text:p>
          </table:table-cell>
          <table:table-cell table:style-name="ce51" table:formula="of:=[.E$14]*[.F4]+[.E17]" office:value-type="float" office:value="17.4481962770385" calcext:value-type="float">
            <text:p>17,448</text:p>
          </table:table-cell>
          <table:table-cell table:style-name="ce51" table:formula="of:=[.F$14]*[.G4]+[.F17]" office:value-type="float" office:value="20.3402320413854" calcext:value-type="float">
            <text:p>20,340</text:p>
          </table:table-cell>
          <table:table-cell table:style-name="ce51" table:formula="of:=[.G$14]*[.H4]+[.G17]" office:value-type="float" office:value="21.4847218035874" calcext:value-type="float">
            <text:p>21,485</text:p>
          </table:table-cell>
          <table:table-cell table:style-name="ce51" table:formula="of:=[.H$14]*[.I4]+[.H17]" office:value-type="float" office:value="20.9792765887023" calcext:value-type="float">
            <text:p>20,979</text:p>
          </table:table-cell>
          <table:table-cell table:style-name="ce51" table:formula="of:=[.I$14]*[.J4]+[.I17]" office:value-type="float" office:value="19.1369156640263" calcext:value-type="float">
            <text:p>19,137</text:p>
          </table:table-cell>
          <table:table-cell table:style-name="ce51" table:formula="of:=[.J$14]*[.K4]+[.J17]" office:value-type="float" office:value="16.6175502885715" calcext:value-type="float">
            <text:p>16,618</text:p>
          </table:table-cell>
          <table:table-cell table:style-name="ce51" table:formula="of:=[.K$14]*[.L4]+[.K17]" office:value-type="float" office:value="14.5901671557663" calcext:value-type="float">
            <text:p>14,590</text:p>
          </table:table-cell>
          <table:table-cell table:style-name="ce53" table:formula="of:=[.L17]" office:value-type="float" office:value="14.5901671557663" calcext:value-type="float">
            <text:p>14,590</text:p>
          </table:table-cell>
          <table:table-cell table:style-name="ce1"/>
          <table:table-cell table:style-name="ce1" office:value-type="string" calcext:value-type="string">
            <text:p>λ = </text:p>
          </table:table-cell>
          <table:table-cell table:style-name="ce1" table:formula="of:=[.O1]*[.O1]*[.O3]/[.O2]/[.O2]" office:value-type="float" office:value="1" calcext:value-type="float">
            <text:p>1</text:p>
          </table:table-cell>
          <table:table-cell table:style-name="ce1" table:number-columns-repeated="5"/>
        </table:table-row>
        <table:table-row table:style-name="ro1">
          <table:table-cell table:style-name="ce7" office:value-type="string" calcext:value-type="string">
            <text:p>t = 3</text:p>
          </table:table-cell>
          <table:table-cell table:style-name="ce51" table:formula="of:=[.B$14]*[.C5]+[.B18]" office:value-type="float" office:value="0" calcext:value-type="float">
            <text:p>0,000</text:p>
          </table:table-cell>
          <table:table-cell table:style-name="ce51" table:formula="of:=[.C$14]*[.D5]+[.C18]" office:value-type="float" office:value="6.18629392952271" calcext:value-type="float">
            <text:p>6,186</text:p>
          </table:table-cell>
          <table:table-cell table:style-name="ce51" table:formula="of:=[.D$14]*[.E5]+[.D18]" office:value-type="float" office:value="11.6782937523837" calcext:value-type="float">
            <text:p>11,678</text:p>
          </table:table-cell>
          <table:table-cell table:style-name="ce51" table:formula="of:=[.E$14]*[.F5]+[.E18]" office:value-type="float" office:value="15.9729078878144" calcext:value-type="float">
            <text:p>15,973</text:p>
          </table:table-cell>
          <table:table-cell table:style-name="ce51" table:formula="of:=[.F$14]*[.G5]+[.F18]" office:value-type="float" office:value="18.7922336340211" calcext:value-type="float">
            <text:p>18,792</text:p>
          </table:table-cell>
          <table:table-cell table:style-name="ce51" table:formula="of:=[.G$14]*[.H5]+[.G18]" office:value-type="float" office:value="20.0635609728636" calcext:value-type="float">
            <text:p>20,064</text:p>
          </table:table-cell>
          <table:table-cell table:style-name="ce51" table:formula="of:=[.H$14]*[.I5]+[.H18]" office:value-type="float" office:value="19.9137274809823" calcext:value-type="float">
            <text:p>19,914</text:p>
          </table:table-cell>
          <table:table-cell table:style-name="ce51" table:formula="of:=[.I$14]*[.J5]+[.I18]" office:value-type="float" office:value="18.6983448813809" calcext:value-type="float">
            <text:p>18,698</text:p>
          </table:table-cell>
          <table:table-cell table:style-name="ce51" table:formula="of:=[.J$14]*[.K5]+[.J18]" office:value-type="float" office:value="17.0443914991343" calcext:value-type="float">
            <text:p>17,044</text:p>
          </table:table-cell>
          <table:table-cell table:style-name="ce51" table:formula="of:=[.K$14]*[.L5]+[.K18]" office:value-type="float" office:value="15.8172793274503" calcext:value-type="float">
            <text:p>15,817</text:p>
          </table:table-cell>
          <table:table-cell table:style-name="ce53" table:formula="of:=[.L18]" office:value-type="float" office:value="15.8172793274503" calcext:value-type="float">
            <text:p>15,817</text:p>
          </table:table-cell>
          <table:table-cell table:style-name="ce1"/>
          <table:table-cell table:number-columns-repeated="2"/>
          <table:table-cell table:style-name="ce1" table:number-columns-repeated="5"/>
        </table:table-row>
        <table:table-row table:style-name="ro1">
          <table:table-cell table:style-name="ce7" office:value-type="string" calcext:value-type="string">
            <text:p>t = 4</text:p>
          </table:table-cell>
          <table:table-cell table:style-name="ce51" table:formula="of:=[.B$14]*[.C6]+[.B19]" office:value-type="float" office:value="0" calcext:value-type="float">
            <text:p>0,000</text:p>
          </table:table-cell>
          <table:table-cell table:style-name="ce51" table:formula="of:=[.C$14]*[.D6]+[.C19]" office:value-type="float" office:value="5.61633681960134" calcext:value-type="float">
            <text:p>5,616</text:p>
          </table:table-cell>
          <table:table-cell table:style-name="ce51" table:formula="of:=[.D$14]*[.E6]+[.D19]" office:value-type="float" office:value="10.6627165292813" calcext:value-type="float">
            <text:p>10,663</text:p>
          </table:table-cell>
          <table:table-cell table:style-name="ce51" table:formula="of:=[.E$14]*[.F6]+[.E19]" office:value-type="float" office:value="14.6935190158589" calcext:value-type="float">
            <text:p>14,694</text:p>
          </table:table-cell>
          <table:table-cell table:style-name="ce51" table:formula="of:=[.F$14]*[.G6]+[.F19]" office:value-type="float" office:value="17.444932630481" calcext:value-type="float">
            <text:p>17,445</text:p>
          </table:table-cell>
          <table:table-cell table:style-name="ce51" table:formula="of:=[.G$14]*[.H6]+[.G19]" office:value-type="float" office:value="18.849045241563" calcext:value-type="float">
            <text:p>18,849</text:p>
          </table:table-cell>
          <table:table-cell table:style-name="ce51" table:formula="of:=[.H$14]*[.I6]+[.H19]" office:value-type="float" office:value="19.0386421213445" calcext:value-type="float">
            <text:p>19,039</text:p>
          </table:table-cell>
          <table:table-cell table:style-name="ce51" table:formula="of:=[.I$14]*[.J6]+[.I19]" office:value-type="float" office:value="18.3531536414882" calcext:value-type="float">
            <text:p>18,353</text:p>
          </table:table-cell>
          <table:table-cell table:style-name="ce51" table:formula="of:=[.J$14]*[.K6]+[.J19]" office:value-type="float" office:value="17.322473921739" calcext:value-type="float">
            <text:p>17,322</text:p>
          </table:table-cell>
          <table:table-cell table:style-name="ce51" table:formula="of:=[.K$14]*[.L6]+[.K19]" office:value-type="float" office:value="16.5698766245946" calcext:value-type="float">
            <text:p>16,570</text:p>
          </table:table-cell>
          <table:table-cell table:style-name="ce53" table:formula="of:=[.L19]" office:value-type="float" office:value="16.5698766245946" calcext:value-type="float">
            <text:p>16,570</text:p>
          </table:table-cell>
          <table:table-cell table:style-name="ce1" table:number-columns-repeated="8"/>
        </table:table-row>
        <table:table-row table:style-name="ro1">
          <table:table-cell table:style-name="ce8" office:value-type="string" calcext:value-type="string">
            <text:p>t = 5</text:p>
          </table:table-cell>
          <table:table-cell table:style-name="ce52" table:formula="of:=[.B$14]*[.C7]+[.B20]" office:value-type="float" office:value="0" calcext:value-type="float">
            <text:p>0,000</text:p>
          </table:table-cell>
          <table:table-cell table:style-name="ce52" table:formula="of:=[.C$14]*[.D7]+[.C20]" office:value-type="float" office:value="5.13778674887324" calcext:value-type="float">
            <text:p>5,138</text:p>
          </table:table-cell>
          <table:table-cell table:style-name="ce52" table:formula="of:=[.D$14]*[.E7]+[.D20]" office:value-type="float" office:value="9.79702342701839" calcext:value-type="float">
            <text:p>9,797</text:p>
          </table:table-cell>
          <table:table-cell table:style-name="ce52" table:formula="of:=[.E$14]*[.F7]+[.E20]" office:value-type="float" office:value="13.5905670029006" calcext:value-type="float">
            <text:p>13,591</text:p>
          </table:table-cell>
          <table:table-cell table:style-name="ce52" table:formula="of:=[.F$14]*[.G7]+[.F20]" office:value-type="float" office:value="16.2811585658245" calcext:value-type="float">
            <text:p>16,281</text:p>
          </table:table-cell>
          <table:table-cell table:style-name="ce52" table:formula="of:=[.G$14]*[.H7]+[.G20]" office:value-type="float" office:value="17.8079760640918" calcext:value-type="float">
            <text:p>17,808</text:p>
          </table:table-cell>
          <table:table-cell table:style-name="ce52" table:formula="of:=[.H$14]*[.I7]+[.H20]" office:value-type="float" office:value="18.2937243848878" calcext:value-type="float">
            <text:p>18,294</text:p>
          </table:table-cell>
          <table:table-cell table:style-name="ce52" table:formula="of:=[.I$14]*[.J7]+[.I20]" office:value-type="float" office:value="18.0345549692271" calcext:value-type="float">
            <text:p>18,035</text:p>
          </table:table-cell>
          <table:table-cell table:style-name="ce52" table:formula="of:=[.J$14]*[.K7]+[.J20]" office:value-type="float" office:value="17.4567868813054" calcext:value-type="float">
            <text:p>17,457</text:p>
          </table:table-cell>
          <table:table-cell table:style-name="ce52" table:formula="of:=[.K$14]*[.L7]+[.K20]" office:value-type="float" office:value="17.01333175295" calcext:value-type="float">
            <text:p>17,013</text:p>
          </table:table-cell>
          <table:table-cell table:style-name="ce54" table:formula="of:=[.L20]" office:value-type="float" office:value="17.01333175295" calcext:value-type="float">
            <text:p>17,013</text:p>
          </table:table-cell>
          <table:table-cell table:style-name="ce1" table:number-columns-repeated="8"/>
        </table:table-row>
        <table:table-row table:style-name="ro1">
          <table:table-cell table:number-columns-repeated="7"/>
          <table:table-cell table:style-name="ce1" table:number-columns-repeated="5"/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table:style-name="ce9"/>
          <table:table-cell table:style-name="ce17" office:value-type="string" calcext:value-type="string">
            <text:p>i = 0</text:p>
          </table:table-cell>
          <table:table-cell table:style-name="ce17" office:value-type="string" calcext:value-type="string">
            <text:p>i = 1</text:p>
          </table:table-cell>
          <table:table-cell table:style-name="ce17" office:value-type="string" calcext:value-type="string">
            <text:p>i = 2</text:p>
          </table:table-cell>
          <table:table-cell table:style-name="ce17" office:value-type="string" calcext:value-type="string">
            <text:p>i = 3</text:p>
          </table:table-cell>
          <table:table-cell table:style-name="ce17" office:value-type="string" calcext:value-type="string">
            <text:p>i = 4</text:p>
          </table:table-cell>
          <table:table-cell table:style-name="ce17" office:value-type="string" calcext:value-type="string">
            <text:p>i = 5</text:p>
          </table:table-cell>
          <table:table-cell table:style-name="ce17" office:value-type="string" calcext:value-type="string">
            <text:p>i = 6</text:p>
          </table:table-cell>
          <table:table-cell table:style-name="ce17" office:value-type="string" calcext:value-type="string">
            <text:p>i = 7</text:p>
          </table:table-cell>
          <table:table-cell table:style-name="ce17" office:value-type="string" calcext:value-type="string">
            <text:p>i = 8</text:p>
          </table:table-cell>
          <table:table-cell table:style-name="ce17" office:value-type="string" calcext:value-type="string">
            <text:p>i = 9</text:p>
          </table:table-cell>
          <table:table-cell table:style-name="ce25" office:value-type="string" calcext:value-type="string">
            <text:p>i = 10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$O$4]" office:value-type="float" office:value="1" calcext:value-type="float">
            <text:p>1</text:p>
          </table:table-cell>
          <table:table-cell table:style-name="ce18" table:formula="of:=[.$O$4]" office:value-type="float" office:value="1" calcext:value-type="float">
            <text:p>1</text:p>
          </table:table-cell>
          <table:table-cell table:style-name="ce18" table:formula="of:=[.$O$4]" office:value-type="float" office:value="1" calcext:value-type="float">
            <text:p>1</text:p>
          </table:table-cell>
          <table:table-cell table:style-name="ce18" table:formula="of:=[.$O$4]" office:value-type="float" office:value="1" calcext:value-type="float">
            <text:p>1</text:p>
          </table:table-cell>
          <table:table-cell table:style-name="ce18" table:formula="of:=[.$O$4]" office:value-type="float" office:value="1" calcext:value-type="float">
            <text:p>1</text:p>
          </table:table-cell>
          <table:table-cell table:style-name="ce18" table:formula="of:=[.$O$4]" office:value-type="float" office:value="1" calcext:value-type="float">
            <text:p>1</text:p>
          </table:table-cell>
          <table:table-cell table:style-name="ce18" table:formula="of:=[.$O$4]" office:value-type="float" office:value="1" calcext:value-type="float">
            <text:p>1</text:p>
          </table:table-cell>
          <table:table-cell table:style-name="ce18" table:formula="of:=[.$O$4]" office:value-type="float" office:value="1" calcext:value-type="float">
            <text:p>1</text:p>
          </table:table-cell>
          <table:table-cell table:style-name="ce18" table:formula="of:=[.$O$4]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formula="of:=1+2*[.$O$4]" office:value-type="float" office:value="3" calcext:value-type="float">
            <text:p>3</text:p>
          </table:table-cell>
          <table:table-cell table:style-name="ce18" table:formula="of:=1+2*[.$O$4]" office:value-type="float" office:value="3" calcext:value-type="float">
            <text:p>3</text:p>
          </table:table-cell>
          <table:table-cell table:style-name="ce18" table:formula="of:=1+2*[.$O$4]" office:value-type="float" office:value="3" calcext:value-type="float">
            <text:p>3</text:p>
          </table:table-cell>
          <table:table-cell table:style-name="ce18" table:formula="of:=1+2*[.$O$4]" office:value-type="float" office:value="3" calcext:value-type="float">
            <text:p>3</text:p>
          </table:table-cell>
          <table:table-cell table:style-name="ce18" table:formula="of:=1+2*[.$O$4]" office:value-type="float" office:value="3" calcext:value-type="float">
            <text:p>3</text:p>
          </table:table-cell>
          <table:table-cell table:style-name="ce18" table:formula="of:=1+2*[.$O$4]" office:value-type="float" office:value="3" calcext:value-type="float">
            <text:p>3</text:p>
          </table:table-cell>
          <table:table-cell table:style-name="ce18" table:formula="of:=1+2*[.$O$4]" office:value-type="float" office:value="3" calcext:value-type="float">
            <text:p>3</text:p>
          </table:table-cell>
          <table:table-cell table:style-name="ce18" table:formula="of:=1+2*[.$O$4]" office:value-type="float" office:value="3" calcext:value-type="float">
            <text:p>3</text:p>
          </table:table-cell>
          <table:table-cell table:style-name="ce18" table:formula="of:=1+2*[.$O$4]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[.$O$4]" office:value-type="float" office:value="1" calcext:value-type="float">
            <text:p>1</text:p>
          </table:table-cell>
          <table:table-cell table:style-name="ce12" table:formula="of:=[.$O$4]" office:value-type="float" office:value="1" calcext:value-type="float">
            <text:p>1</text:p>
          </table:table-cell>
          <table:table-cell table:style-name="ce12" table:formula="of:=[.$O$4]" office:value-type="float" office:value="1" calcext:value-type="float">
            <text:p>1</text:p>
          </table:table-cell>
          <table:table-cell table:style-name="ce12" table:formula="of:=[.$O$4]" office:value-type="float" office:value="1" calcext:value-type="float">
            <text:p>1</text:p>
          </table:table-cell>
          <table:table-cell table:style-name="ce12" table:formula="of:=[.$O$4]" office:value-type="float" office:value="1" calcext:value-type="float">
            <text:p>1</text:p>
          </table:table-cell>
          <table:table-cell table:style-name="ce12" table:formula="of:=[.$O$4]" office:value-type="float" office:value="1" calcext:value-type="float">
            <text:p>1</text:p>
          </table:table-cell>
          <table:table-cell table:style-name="ce12" table:formula="of:=[.$O$4]" office:value-type="float" office:value="1" calcext:value-type="float">
            <text:p>1</text:p>
          </table:table-cell>
          <table:table-cell table:style-name="ce12" table:formula="of:=[.$O$4]" office:value-type="float" office:value="1" calcext:value-type="float">
            <text:p>1</text:p>
          </table:table-cell>
          <table:table-cell table:style-name="ce12" table:formula="of:=[.$O$4]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1" office:value-type="string" calcext:value-type="string">
            <text:p>α</text:p>
          </table:table-cell>
          <table:table-cell table:style-name="ce19" table:formula="of:=[.B$13]/[.B$12]" office:value-type="float" office:value="0" calcext:value-type="float">
            <text:p>0</text:p>
          </table:table-cell>
          <table:table-cell table:style-name="ce19" table:formula="of:=[.C$13]/([.C$12]-[.C$11]*[.B$14])" office:value-type="float" office:value="0.333333333333333" calcext:value-type="float">
            <text:p>0,333333333333333</text:p>
          </table:table-cell>
          <table:table-cell table:style-name="ce19" table:formula="of:=[.D$13]/([.D$12]-[.D$11]*[.C$14])" office:value-type="float" office:value="0.375" calcext:value-type="float">
            <text:p>0,375</text:p>
          </table:table-cell>
          <table:table-cell table:style-name="ce19" table:formula="of:=[.E$13]/([.E$12]-[.E$11]*[.D$14])" office:value-type="float" office:value="0.380952380952381" calcext:value-type="float">
            <text:p>0,380952380952381</text:p>
          </table:table-cell>
          <table:table-cell table:style-name="ce19" table:formula="of:=[.F$13]/([.F$12]-[.F$11]*[.E$14])" office:value-type="float" office:value="0.381818181818182" calcext:value-type="float">
            <text:p>0,381818181818182</text:p>
          </table:table-cell>
          <table:table-cell table:style-name="ce19" table:formula="of:=[.G$13]/([.G$12]-[.G$11]*[.F$14])" office:value-type="float" office:value="0.381944444444445" calcext:value-type="float">
            <text:p>0,381944444444445</text:p>
          </table:table-cell>
          <table:table-cell table:style-name="ce19" table:formula="of:=[.H$13]/([.H$12]-[.H$11]*[.G$14])" office:value-type="float" office:value="0.381962864721485" calcext:value-type="float">
            <text:p>0,381962864721485</text:p>
          </table:table-cell>
          <table:table-cell table:style-name="ce19" table:formula="of:=[.I$13]/([.I$12]-[.I$11]*[.H$14])" office:value-type="float" office:value="0.381965552178318" calcext:value-type="float">
            <text:p>0,381965552178318</text:p>
          </table:table-cell>
          <table:table-cell table:style-name="ce19" table:formula="of:=[.J$13]/([.J$12]-[.J$11]*[.I$14])" office:value-type="float" office:value="0.381965944272446" calcext:value-type="float">
            <text:p>0,381965944272446</text:p>
          </table:table-cell>
          <table:table-cell table:style-name="ce19" table:formula="of:=[.K$13]/([.K$12]-[.K$11]*[.J$14])" office:value-type="float" office:value="0.381966001478197" calcext:value-type="float">
            <text:p>0,381966001478197</text:p>
          </table:table-cell>
          <table:table-cell table:style-name="ce27" table:formula="of:=[.L$13]/([.L$12]-[.L$11]*[.K$14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2"/>
          <table:table-cell table:style-name="ce18" table:number-columns-repeated="10"/>
          <table:table-cell table:style-name="ce12"/>
          <table:table-cell table:number-columns-repeated="8"/>
        </table:table-row>
        <table:table-row table:style-name="ro1">
          <table:table-cell table:style-name="ce13" office:value-type="string" calcext:value-type="string">
            <text:p>β</text:p>
          </table:table-cell>
          <table:table-cell table:style-name="ce20" table:formula="of:=0/[.B$12]" office:value-type="float" office:value="0" calcext:value-type="float">
            <text:p>0</text:p>
          </table:table-cell>
          <table:table-cell table:style-name="ce20" table:formula="of:=([.C2]+[.C$11]*[.B16])/([.C$12]-[.C$11]*[.B$14])" office:value-type="float" office:value="3" calcext:value-type="float">
            <text:p>3</text:p>
          </table:table-cell>
          <table:table-cell table:style-name="ce20" table:formula="of:=([.D2]+[.D$11]*[.C16])/([.D$12]-[.D$11]*[.C$14])" office:value-type="float" office:value="7.125" calcext:value-type="float">
            <text:p>7,125</text:p>
          </table:table-cell>
          <table:table-cell table:style-name="ce20" table:formula="of:=([.E2]+[.E$11]*[.D16])/([.E$12]-[.E$11]*[.D$14])" office:value-type="float" office:value="10.7142857142857" calcext:value-type="float">
            <text:p>10,7142857142857</text:p>
          </table:table-cell>
          <table:table-cell table:style-name="ce20" table:formula="of:=([.F2]+[.F$11]*[.E16])/([.F$12]-[.F$11]*[.E$14])" office:value-type="float" office:value="13.2545454545455" calcext:value-type="float">
            <text:p>13,2545454545455</text:p>
          </table:table-cell>
          <table:table-cell table:style-name="ce20" table:formula="of:=([.G2]+[.G$11]*[.F16])/([.G$12]-[.G$11]*[.F$14])" office:value-type="float" office:value="14.6111111111111" calcext:value-type="float">
            <text:p>14,6111111111111</text:p>
          </table:table-cell>
          <table:table-cell table:style-name="ce20" table:formula="of:=([.H2]+[.H$11]*[.G16])/([.H$12]-[.H$11]*[.G$14])" office:value-type="float" office:value="14.7480106100796" calcext:value-type="float">
            <text:p>14,7480106100796</text:p>
          </table:table-cell>
          <table:table-cell table:style-name="ce20" table:formula="of:=([.I2]+[.I$11]*[.H16])/([.I$12]-[.I$11]*[.H$14])" office:value-type="float" office:value="13.6545086119554" calcext:value-type="float">
            <text:p>13,6545086119554</text:p>
          </table:table-cell>
          <table:table-cell table:style-name="ce20" table:formula="of:=([.J2]+[.J$11]*[.I16])/([.J$12]-[.J$11]*[.I$14])" office:value-type="float" office:value="11.3270123839009" calcext:value-type="float">
            <text:p>11,3270123839009</text:p>
          </table:table-cell>
          <table:table-cell table:style-name="ce20" table:formula="of:=([.K2]+[.K$11]*[.J16])/([.K$12]-[.K$11]*[.J$14])" office:value-type="float" office:value="7.76422764227642" calcext:value-type="float">
            <text:p>7,76422764227642</text:p>
          </table:table-cell>
          <table:table-cell table:style-name="ce28" table:formula="of:=(0+[.L$11]*[.K16])/([.L$12]-[.L$11]*[.K$14])" office:value-type="float" office:value="12.562784022961" calcext:value-type="float">
            <text:p>12,562784022961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β</text:p>
          </table:table-cell>
          <table:table-cell table:style-name="ce12" table:formula="of:=0/[.B$12]" office:value-type="float" office:value="0" calcext:value-type="float">
            <text:p>0</text:p>
          </table:table-cell>
          <table:table-cell table:style-name="ce12" table:formula="of:=([.C3]+[.C$11]*[.B17])/([.C$12]-[.C$11]*[.B$14])" office:value-type="float" office:value="2.58869488957984" calcext:value-type="float">
            <text:p>2,58869488957984</text:p>
          </table:table-cell>
          <table:table-cell table:style-name="ce12" table:formula="of:=([.D3]+[.D$11]*[.C17])/([.D$12]-[.D$11]*[.C$14])" office:value-type="float" office:value="6.33260583592442" calcext:value-type="float">
            <text:p>6,33260583592442</text:p>
          </table:table-cell>
          <table:table-cell table:style-name="ce12" table:formula="of:=([.E3]+[.E$11]*[.D17])/([.E$12]-[.E$11]*[.D$14])" office:value-type="float" office:value="9.69953645174884" calcext:value-type="float">
            <text:p>9,69953645174884</text:p>
          </table:table-cell>
          <table:table-cell table:style-name="ce12" table:formula="of:=([.F3]+[.F$11]*[.E17])/([.F$12]-[.F$11]*[.E$14])" office:value-type="float" office:value="12.1369746254702" calcext:value-type="float">
            <text:p>12,1369746254702</text:p>
          </table:table-cell>
          <table:table-cell table:style-name="ce12" table:formula="of:=([.G3]+[.G$11]*[.F17])/([.G$12]-[.G$11]*[.F$14])" office:value-type="float" office:value="13.4718036620692" calcext:value-type="float">
            <text:p>13,4718036620692</text:p>
          </table:table-cell>
          <table:table-cell table:style-name="ce12" table:formula="of:=([.H3]+[.H$11]*[.G17])/([.H$12]-[.H$11]*[.G$14])" office:value-type="float" office:value="13.6696854597373" calcext:value-type="float">
            <text:p>13,6696854597373</text:p>
          </table:table-cell>
          <table:table-cell table:style-name="ce12" table:formula="of:=([.I3]+[.I$11]*[.H17])/([.I$12]-[.I$11]*[.H$14])" office:value-type="float" office:value="12.7895838922011" calcext:value-type="float">
            <text:p>12,7895838922011</text:p>
          </table:table-cell>
          <table:table-cell table:style-name="ce12" table:formula="of:=([.J3]+[.J$11]*[.I17])/([.J$12]-[.J$11]*[.I$14])" office:value-type="float" office:value="11.0446033138264" calcext:value-type="float">
            <text:p>11,0446033138264</text:p>
          </table:table-cell>
          <table:table-cell table:style-name="ce12" table:formula="of:=([.K3]+[.K$11]*[.J17])/([.K$12]-[.K$11]*[.J$14])" office:value-type="float" office:value="9.01721934637972" calcext:value-type="float">
            <text:p>9,01721934637972</text:p>
          </table:table-cell>
          <table:table-cell table:style-name="ce26" table:formula="of:=(0+[.L$11]*[.K17])/([.L$12]-[.L$11]*[.K$14])" office:value-type="float" office:value="14.5901671557663" calcext:value-type="float">
            <text:p>14,5901671557663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β</text:p>
          </table:table-cell>
          <table:table-cell table:style-name="ce12" table:formula="of:=0/[.B$12]" office:value-type="float" office:value="0" calcext:value-type="float">
            <text:p>0</text:p>
          </table:table-cell>
          <table:table-cell table:style-name="ce12" table:formula="of:=([.C4]+[.C$11]*[.B18])/([.C$12]-[.C$11]*[.B$14])" office:value-type="float" office:value="2.29352934539482" calcext:value-type="float">
            <text:p>2,29352934539482</text:p>
          </table:table-cell>
          <table:table-cell table:style-name="ce12" table:formula="of:=([.D4]+[.D$11]*[.C18])/([.D$12]-[.D$11]*[.C$14])" office:value-type="float" office:value="5.68845329445326" calcext:value-type="float">
            <text:p>5,68845329445326</text:p>
          </table:table-cell>
          <table:table-cell table:style-name="ce12" table:formula="of:=([.E4]+[.E$11]*[.D18])/([.E$12]-[.E$11]*[.D$14])" office:value-type="float" office:value="8.81396174152067" calcext:value-type="float">
            <text:p>8,81396174152067</text:p>
          </table:table-cell>
          <table:table-cell table:style-name="ce12" table:formula="of:=([.F4]+[.F$11]*[.E18])/([.F$12]-[.F$11]*[.E$14])" office:value-type="float" office:value="11.1316012625641" calcext:value-type="float">
            <text:p>11,1316012625641</text:p>
          </table:table-cell>
          <table:table-cell table:style-name="ce12" table:formula="of:=([.G4]+[.G$11]*[.F18])/([.G$12]-[.G$11]*[.F$14])" office:value-type="float" office:value="12.4576233933218" calcext:value-type="float">
            <text:p>12,4576233933218</text:p>
          </table:table-cell>
          <table:table-cell table:style-name="ce12" table:formula="of:=([.H4]+[.H$11]*[.G18])/([.H$12]-[.H$11]*[.G$14])" office:value-type="float" office:value="12.7716541045397" calcext:value-type="float">
            <text:p>12,7716541045397</text:p>
          </table:table-cell>
          <table:table-cell table:style-name="ce12" table:formula="of:=([.I4]+[.I$11]*[.H18])/([.I$12]-[.I$11]*[.H$14])" office:value-type="float" office:value="12.1879744708707" calcext:value-type="float">
            <text:p>12,1879744708707</text:p>
          </table:table-cell>
          <table:table-cell table:style-name="ce12" table:formula="of:=([.J4]+[.J$11]*[.I18])/([.J$12]-[.J$11]*[.I$14])" office:value-type="float" office:value="11.0027294650037" calcext:value-type="float">
            <text:p>11,0027294650037</text:p>
          </table:table-cell>
          <table:table-cell table:style-name="ce12" table:formula="of:=([.K4]+[.K$11]*[.J18])/([.K$12]-[.K$11]*[.J$14])" office:value-type="float" office:value="9.77561638848035" calcext:value-type="float">
            <text:p>9,77561638848035</text:p>
          </table:table-cell>
          <table:table-cell table:style-name="ce26" table:formula="of:=(0+[.L$11]*[.K18])/([.L$12]-[.L$11]*[.K$14])" office:value-type="float" office:value="15.8172793274503" calcext:value-type="float">
            <text:p>15,8172793274503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β</text:p>
          </table:table-cell>
          <table:table-cell table:style-name="ce12" table:formula="of:=0/[.B$12]" office:value-type="float" office:value="0" calcext:value-type="float">
            <text:p>0</text:p>
          </table:table-cell>
          <table:table-cell table:style-name="ce12" table:formula="of:=([.C5]+[.C$11]*[.B19])/([.C$12]-[.C$11]*[.B$14])" office:value-type="float" office:value="2.06209797650757" calcext:value-type="float">
            <text:p>2,06209797650757</text:p>
          </table:table-cell>
          <table:table-cell table:style-name="ce12" table:formula="of:=([.D5]+[.D$11]*[.C19])/([.D$12]-[.D$11]*[.C$14])" office:value-type="float" office:value="5.15264689833422" calcext:value-type="float">
            <text:p>5,15264689833422</text:p>
          </table:table-cell>
          <table:table-cell table:style-name="ce12" table:formula="of:=([.E5]+[.E$11]*[.D19])/([.E$12]-[.E$11]*[.D$14])" office:value-type="float" office:value="8.0478303947233" calcext:value-type="float">
            <text:p>8,0478303947233</text:p>
          </table:table-cell>
          <table:table-cell table:style-name="ce12" table:formula="of:=([.F5]+[.F$11]*[.E19])/([.F$12]-[.F$11]*[.E$14])" office:value-type="float" office:value="10.2480244473388" calcext:value-type="float">
            <text:p>10,2480244473388</text:p>
          </table:table-cell>
          <table:table-cell table:style-name="ce12" table:formula="of:=([.G5]+[.G$11]*[.F19])/([.G$12]-[.G$11]*[.F$14])" office:value-type="float" office:value="11.5773416535495" calcext:value-type="float">
            <text:p>11,5773416535495</text:p>
          </table:table-cell>
          <table:table-cell table:style-name="ce12" table:formula="of:=([.H5]+[.H$11]*[.G19])/([.H$12]-[.H$11]*[.G$14])" office:value-type="float" office:value="12.0284189797681" calcext:value-type="float">
            <text:p>12,0284189797681</text:p>
          </table:table-cell>
          <table:table-cell table:style-name="ce12" table:formula="of:=([.I5]+[.I$11]*[.H19])/([.I$12]-[.I$11]*[.H$14])" office:value-type="float" office:value="11.7365653248766" calcext:value-type="float">
            <text:p>11,7365653248766</text:p>
          </table:table-cell>
          <table:table-cell table:style-name="ce12" table:formula="of:=([.J5]+[.J$11]*[.I19])/([.J$12]-[.J$11]*[.I$14])" office:value-type="float" office:value="10.9933453503478" calcext:value-type="float">
            <text:p>10,9933453503478</text:p>
          </table:table-cell>
          <table:table-cell table:style-name="ce12" table:formula="of:=([.K5]+[.K$11]*[.J19])/([.K$12]-[.K$11]*[.J$14])" office:value-type="float" office:value="10.2407471053112" calcext:value-type="float">
            <text:p>10,2407471053112</text:p>
          </table:table-cell>
          <table:table-cell table:style-name="ce26" table:formula="of:=(0+[.L$11]*[.K19])/([.L$12]-[.L$11]*[.K$14])" office:value-type="float" office:value="16.5698766245946" calcext:value-type="float">
            <text:p>16,5698766245946</text:p>
          </table:table-cell>
          <table:table-cell table:number-columns-repeated="8"/>
        </table:table-row>
        <table:table-row table:style-name="ro1">
          <table:table-cell table:style-name="ce11" office:value-type="string" calcext:value-type="string">
            <text:p>β</text:p>
          </table:table-cell>
          <table:table-cell table:style-name="ce19" table:formula="of:=0/[.B$12]" office:value-type="float" office:value="0" calcext:value-type="float">
            <text:p>0</text:p>
          </table:table-cell>
          <table:table-cell table:style-name="ce19" table:formula="of:=([.C6]+[.C$11]*[.B20])/([.C$12]-[.C$11]*[.B$14])" office:value-type="float" office:value="1.87211227320045" calcext:value-type="float">
            <text:p>1,87211227320045</text:p>
          </table:table-cell>
          <table:table-cell table:style-name="ce19" table:formula="of:=([.D6]+[.D$11]*[.C20])/([.D$12]-[.D$11]*[.C$14])" office:value-type="float" office:value="4.70056080093066" calcext:value-type="float">
            <text:p>4,70056080093066</text:p>
          </table:table-cell>
          <table:table-cell table:style-name="ce19" table:formula="of:=([.E6]+[.E$11]*[.D20])/([.E$12]-[.E$11]*[.D$14])" office:value-type="float" office:value="7.38822088258651" calcext:value-type="float">
            <text:p>7,38822088258651</text:p>
          </table:table-cell>
          <table:table-cell table:style-name="ce19" table:formula="of:=([.F6]+[.F$11]*[.E20])/([.F$12]-[.F$11]*[.E$14])" office:value-type="float" office:value="9.48174952317125" calcext:value-type="float">
            <text:p>9,48174952317125</text:p>
          </table:table-cell>
          <table:table-cell table:style-name="ce19" table:formula="of:=([.G6]+[.G$11]*[.F20])/([.G$12]-[.G$11]*[.F$14])" office:value-type="float" office:value="10.820789667086" calcext:value-type="float">
            <text:p>10,820789667086</text:p>
          </table:table-cell>
          <table:table-cell table:style-name="ce19" table:formula="of:=([.H6]+[.H$11]*[.G20])/([.H$12]-[.H$11]*[.G$14])" office:value-type="float" office:value="11.4051941048647" calcext:value-type="float">
            <text:p>11,4051941048647</text:p>
          </table:table-cell>
          <table:table-cell table:style-name="ce19" table:formula="of:=([.I6]+[.I$11]*[.H20])/([.I$12]-[.I$11]*[.H$14])" office:value-type="float" office:value="11.3666637288501" calcext:value-type="float">
            <text:p>11,3666637288501</text:p>
          </table:table-cell>
          <table:table-cell table:style-name="ce19" table:formula="of:=([.J6]+[.J$11]*[.I20])/([.J$12]-[.J$11]*[.I$14])" office:value-type="float" office:value="10.9582735530694" calcext:value-type="float">
            <text:p>10,9582735530694</text:p>
          </table:table-cell>
          <table:table-cell table:style-name="ce19" table:formula="of:=([.K6]+[.K$11]*[.J20])/([.K$12]-[.K$11]*[.J$14])" office:value-type="float" office:value="10.5148174514537" calcext:value-type="float">
            <text:p>10,5148174514537</text:p>
          </table:table-cell>
          <table:table-cell table:style-name="ce27" table:formula="of:=(0+[.L$11]*[.K20])/([.L$12]-[.L$11]*[.K$14])" office:value-type="float" office:value="17.01333175295" calcext:value-type="float">
            <text:p>17,01333175295</text:p>
          </table:table-cell>
          <table:table-cell table:number-columns-repeated="8"/>
        </table:table-row>
        <table:table-row table:style-name="ro1" table:number-rows-repeated="1048313">
          <table:table-cell table:number-columns-repeated="20"/>
        </table:table-row>
        <table:table-row table:style-name="ro2" table:number-rows-repeated="242">
          <table:table-cell table:number-columns-repeated="20"/>
        </table:table-row>
        <table:table-row table:style-name="ro2">
          <table:table-cell table:number-columns-repeated="20"/>
        </table:table-row>
        <calcext:conditional-formats>
          <calcext:conditional-format calcext:target-range-address="Лист3.B2:Лист3.L7">
            <calcext:condition calcext:apply-style-name="Общий числовой формат" calcext:value="&lt;0.0005" calcext:base-cell-address="Лист3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Без_20_имени1" style:display-name="Без имени1" style:family="table-cell" style:parent-style-name="Default"/>
    <style:style style:name="Общий_20_числовой_20_формат" style:display-name="Общий числовой формат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7T13:26:16.425000000</meta:creation-date>
    <dc:date>2025-04-06T18:15:02.794000000</dc:date>
    <meta:editing-duration>PT11H41M30S</meta:editing-duration>
    <meta:editing-cycles>28</meta:editing-cycles>
    <meta:generator>LibreOffice/7.5.0.3$Windows_X86_64 LibreOffice_project/c21113d003cd3efa8c53188764377a8272d9d6de</meta:generator>
    <meta:print-date>2025-04-06T00:58:17.650000000</meta:print-date>
    <meta:document-statistic meta:table-count="3" meta:cell-count="636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b-spline" chart:include-hidden-cells="false" chart:treat-empty-cells="leave-gap" chart:spline-order="4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115cm" svg:height="15.433cm" xlink:href=".." xlink:type="simple" chart:class="chart:line" chart:style-name="ch1">
        <chart:legend chart:legend-position="end" svg:x="21.897cm" svg:y="3.071cm" style:legend-expansion="custom" svg:width="2.61cm" svg:height="8.673cm" style:legend-expansion-aspect-ratio="0.300933932895192" chart:style-name="ch2"/>
        <chart:plot-area chart:style-name="ch3" table:cell-range-address="Лист3.A1:Лист3.L7" chart:data-source-has-labels="both" svg:x="0.777cm" svg:y="0.72cm" svg:width="20.819cm" svg:height="13.852cm">
          <chart:coordinate-region svg:x="2.086cm" svg:y="0.922cm" svg:width="19.413cm" svg:height="12.997cm"/>
          <chart:axis chart:dimension="x" chart:name="primary-x" chart:style-name="ch4" chartooo:axis-type="auto">
            <chartooo:date-scale/>
            <chart:categories table:cell-range-address="Лист3.B1:Лист3.L1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3.B2:Лист3.L2" chart:label-cell-address="Лист3.A2:Лист3.A2" chart:class="chart:line">
            <chart:data-point chart:repeated="11"/>
          </chart:series>
          <chart:series chart:style-name="ch7" chart:values-cell-range-address="Лист3.B3:Лист3.L3" chart:label-cell-address="Лист3.A3:Лист3.A3" chart:class="chart:line">
            <chart:data-point chart:repeated="11"/>
          </chart:series>
          <chart:series chart:style-name="ch8" chart:values-cell-range-address="Лист3.B4:Лист3.L4" chart:label-cell-address="Лист3.A4:Лист3.A4" chart:class="chart:line">
            <chart:data-point chart:repeated="11"/>
          </chart:series>
          <chart:series chart:style-name="ch9" chart:values-cell-range-address="Лист3.B5:Лист3.L5" chart:label-cell-address="Лист3.A5:Лист3.A5" chart:class="chart:line">
            <chart:data-point chart:repeated="11"/>
          </chart:series>
          <chart:series chart:style-name="ch10" chart:values-cell-range-address="Лист3.B6:Лист3.L6" chart:label-cell-address="Лист3.A6:Лист3.A6" chart:class="chart:line">
            <chart:data-point chart:repeated="11"/>
          </chart:series>
          <chart:series chart:style-name="ch11" chart:values-cell-range-address="Лист3.B7:Лист3.L7" chart:label-cell-address="Лист3.A7:Лист3.A7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Лист3.B1:Лист3.L1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t = 0</text:p>
                <draw:g>
                  <svg:desc>Лист3.A2:Лист3.A2</svg:desc>
                </draw:g>
              </table:table-cell>
              <table:table-cell office:value-type="float" office:value="0">
                <text:p>0</text:p>
                <draw:g>
                  <svg:desc>Лист3.B2:Лист3.L2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 = 1</text:p>
                <draw:g>
                  <svg:desc>Лист3.A3:Лист3.A3</svg:desc>
                </draw:g>
              </table:table-cell>
              <table:table-cell office:value-type="float" office:value="0">
                <text:p>0</text:p>
                <draw:g>
                  <svg:desc>Лист3.B3:Лист3.L3</svg:desc>
                </draw:g>
              </table:table-cell>
              <table:table-cell office:value-type="float" office:value="7.76608466873954">
                <text:p>7.76608466873954</text:p>
              </table:table-cell>
              <table:table-cell office:value-type="float" office:value="14.2982540062186">
                <text:p>14.2982540062186</text:p>
              </table:table-cell>
              <table:table-cell office:value-type="float" office:value="19.1286773499163">
                <text:p>19.1286773499163</text:p>
              </table:table-cell>
              <table:table-cell office:value-type="float" office:value="22.0877780435303">
                <text:p>22.0877780435303</text:p>
              </table:table-cell>
              <table:table-cell office:value-type="float" office:value="23.1346567806745">
                <text:p>23.1346567806745</text:p>
              </table:table-cell>
              <table:table-cell office:value-type="float" office:value="22.3161922984932">
                <text:p>22.3161922984932</text:p>
              </table:table-cell>
              <table:table-cell office:value-type="float" office:value="19.8139201148051">
                <text:p>19.8139201148051</text:p>
              </table:table-cell>
              <table:table-cell office:value-type="float" office:value="16.125568045922">
                <text:p>16.125568045922</text:p>
              </table:table-cell>
              <table:table-cell office:value-type="float" office:value="12.562784022961">
                <text:p>12.562784022961</text:p>
              </table:table-cell>
              <table:table-cell office:value-type="float" office:value="12.562784022961">
                <text:p>12.562784022961</text:p>
              </table:table-cell>
            </table:table-row>
            <table:table-row>
              <table:table-cell office:value-type="string">
                <text:p>t = 2</text:p>
                <draw:g>
                  <svg:desc>Лист3.A4:Лист3.A4</svg:desc>
                </draw:g>
              </table:table-cell>
              <table:table-cell office:value-type="float" office:value="0">
                <text:p>0</text:p>
                <draw:g>
                  <svg:desc>Лист3.B4:Лист3.L4</svg:desc>
                </draw:g>
              </table:table-cell>
              <table:table-cell office:value-type="float" office:value="6.88058803618447">
                <text:p>6.88058803618447</text:p>
              </table:table-cell>
              <table:table-cell office:value-type="float" office:value="12.8756794398139">
                <text:p>12.8756794398139</text:p>
              </table:table-cell>
              <table:table-cell office:value-type="float" office:value="17.4481962770385">
                <text:p>17.4481962770385</text:p>
              </table:table-cell>
              <table:table-cell office:value-type="float" office:value="20.3402320413854">
                <text:p>20.3402320413854</text:p>
              </table:table-cell>
              <table:table-cell office:value-type="float" office:value="21.4847218035874">
                <text:p>21.4847218035874</text:p>
              </table:table-cell>
              <table:table-cell office:value-type="float" office:value="20.9792765887023">
                <text:p>20.9792765887023</text:p>
              </table:table-cell>
              <table:table-cell office:value-type="float" office:value="19.1369156640263">
                <text:p>19.1369156640263</text:p>
              </table:table-cell>
              <table:table-cell office:value-type="float" office:value="16.6175502885715">
                <text:p>16.6175502885715</text:p>
              </table:table-cell>
              <table:table-cell office:value-type="float" office:value="14.5901671557663">
                <text:p>14.5901671557663</text:p>
              </table:table-cell>
              <table:table-cell office:value-type="float" office:value="14.5901671557663">
                <text:p>14.5901671557663</text:p>
              </table:table-cell>
            </table:table-row>
            <table:table-row>
              <table:table-cell office:value-type="string">
                <text:p>t = 3</text:p>
                <draw:g>
                  <svg:desc>Лист3.A5:Лист3.A5</svg:desc>
                </draw:g>
              </table:table-cell>
              <table:table-cell office:value-type="float" office:value="0">
                <text:p>0</text:p>
                <draw:g>
                  <svg:desc>Лист3.B5:Лист3.L5</svg:desc>
                </draw:g>
              </table:table-cell>
              <table:table-cell office:value-type="float" office:value="6.18629392952271">
                <text:p>6.18629392952271</text:p>
              </table:table-cell>
              <table:table-cell office:value-type="float" office:value="11.6782937523837">
                <text:p>11.6782937523837</text:p>
              </table:table-cell>
              <table:table-cell office:value-type="float" office:value="15.9729078878144">
                <text:p>15.9729078878144</text:p>
              </table:table-cell>
              <table:table-cell office:value-type="float" office:value="18.7922336340211">
                <text:p>18.7922336340211</text:p>
              </table:table-cell>
              <table:table-cell office:value-type="float" office:value="20.0635609728636">
                <text:p>20.0635609728636</text:p>
              </table:table-cell>
              <table:table-cell office:value-type="float" office:value="19.9137274809823">
                <text:p>19.9137274809823</text:p>
              </table:table-cell>
              <table:table-cell office:value-type="float" office:value="18.6983448813809">
                <text:p>18.6983448813809</text:p>
              </table:table-cell>
              <table:table-cell office:value-type="float" office:value="17.0443914991343">
                <text:p>17.0443914991343</text:p>
              </table:table-cell>
              <table:table-cell office:value-type="float" office:value="15.8172793274503">
                <text:p>15.8172793274503</text:p>
              </table:table-cell>
              <table:table-cell office:value-type="float" office:value="15.8172793274503">
                <text:p>15.8172793274503</text:p>
              </table:table-cell>
            </table:table-row>
            <table:table-row>
              <table:table-cell office:value-type="string">
                <text:p>t = 4</text:p>
                <draw:g>
                  <svg:desc>Лист3.A6:Лист3.A6</svg:desc>
                </draw:g>
              </table:table-cell>
              <table:table-cell office:value-type="float" office:value="0">
                <text:p>0</text:p>
                <draw:g>
                  <svg:desc>Лист3.B6:Лист3.L6</svg:desc>
                </draw:g>
              </table:table-cell>
              <table:table-cell office:value-type="float" office:value="5.61633681960134">
                <text:p>5.61633681960134</text:p>
              </table:table-cell>
              <table:table-cell office:value-type="float" office:value="10.6627165292813">
                <text:p>10.6627165292813</text:p>
              </table:table-cell>
              <table:table-cell office:value-type="float" office:value="14.6935190158589">
                <text:p>14.6935190158589</text:p>
              </table:table-cell>
              <table:table-cell office:value-type="float" office:value="17.444932630481">
                <text:p>17.444932630481</text:p>
              </table:table-cell>
              <table:table-cell office:value-type="float" office:value="18.849045241563">
                <text:p>18.849045241563</text:p>
              </table:table-cell>
              <table:table-cell office:value-type="float" office:value="19.0386421213445">
                <text:p>19.0386421213445</text:p>
              </table:table-cell>
              <table:table-cell office:value-type="float" office:value="18.3531536414882">
                <text:p>18.3531536414882</text:p>
              </table:table-cell>
              <table:table-cell office:value-type="float" office:value="17.322473921739">
                <text:p>17.322473921739</text:p>
              </table:table-cell>
              <table:table-cell office:value-type="float" office:value="16.5698766245946">
                <text:p>16.5698766245946</text:p>
              </table:table-cell>
              <table:table-cell office:value-type="float" office:value="16.5698766245946">
                <text:p>16.5698766245946</text:p>
              </table:table-cell>
            </table:table-row>
            <table:table-row>
              <table:table-cell office:value-type="string">
                <text:p>t = 5</text:p>
                <draw:g>
                  <svg:desc>Лист3.A7:Лист3.A7</svg:desc>
                </draw:g>
              </table:table-cell>
              <table:table-cell office:value-type="float" office:value="0">
                <text:p>0</text:p>
                <draw:g>
                  <svg:desc>Лист3.B7:Лист3.L7</svg:desc>
                </draw:g>
              </table:table-cell>
              <table:table-cell office:value-type="float" office:value="5.13778674887324">
                <text:p>5.13778674887324</text:p>
              </table:table-cell>
              <table:table-cell office:value-type="float" office:value="9.79702342701839">
                <text:p>9.79702342701839</text:p>
              </table:table-cell>
              <table:table-cell office:value-type="float" office:value="13.5905670029006">
                <text:p>13.5905670029006</text:p>
              </table:table-cell>
              <table:table-cell office:value-type="float" office:value="16.2811585658245">
                <text:p>16.2811585658245</text:p>
              </table:table-cell>
              <table:table-cell office:value-type="float" office:value="17.8079760640918">
                <text:p>17.8079760640918</text:p>
              </table:table-cell>
              <table:table-cell office:value-type="float" office:value="18.2937243848878">
                <text:p>18.2937243848878</text:p>
              </table:table-cell>
              <table:table-cell office:value-type="float" office:value="18.0345549692271">
                <text:p>18.0345549692271</text:p>
              </table:table-cell>
              <table:table-cell office:value-type="float" office:value="17.4567868813054">
                <text:p>17.4567868813054</text:p>
              </table:table-cell>
              <table:table-cell office:value-type="float" office:value="17.01333175295">
                <text:p>17.01333175295</text:p>
              </table:table-cell>
              <table:table-cell office:value-type="float" office:value="17.01333175295">
                <text:p>17.013331752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b-spline" chart:include-hidden-cells="false" chart:treat-empty-cells="leave-gap" chart:spline-order="4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115cm" svg:height="15.433cm" xlink:href=".." xlink:type="simple" chart:class="chart:line" chart:style-name="ch1">
        <chart:legend chart:legend-position="end" svg:x="21.897cm" svg:y="3.071cm" style:legend-expansion="custom" svg:width="2.61cm" svg:height="8.673cm" style:legend-expansion-aspect-ratio="0.300933932895192" chart:style-name="ch2"/>
        <chart:plot-area chart:style-name="ch3" table:cell-range-address="Лист2.B1:Лист2.L7 Лист2.A2:Лист2.A7" chart:data-source-has-labels="both" svg:x="0.777cm" svg:y="0.72cm" svg:width="20.819cm" svg:height="13.852cm">
          <chart:coordinate-region svg:x="2.086cm" svg:y="0.922cm" svg:width="19.413cm" svg:height="12.997cm"/>
          <chart:axis chart:dimension="x" chart:name="primary-x" chart:style-name="ch4" chartooo:axis-type="auto">
            <chartooo:date-scale/>
            <chart:categories table:cell-range-address="Лист2.B1:Лист2.L1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2.B2:Лист2.L2" chart:label-cell-address="Лист2.A2:Лист2.A2" chart:class="chart:line">
            <chart:data-point chart:repeated="11"/>
          </chart:series>
          <chart:series chart:style-name="ch7" chart:values-cell-range-address="Лист2.B3:Лист2.L3" chart:label-cell-address="Лист2.A3:Лист2.A3" chart:class="chart:line">
            <chart:data-point chart:repeated="11"/>
          </chart:series>
          <chart:series chart:style-name="ch8" chart:values-cell-range-address="Лист2.B4:Лист2.L4" chart:label-cell-address="Лист2.A4:Лист2.A4" chart:class="chart:line">
            <chart:data-point chart:repeated="11"/>
          </chart:series>
          <chart:series chart:style-name="ch9" chart:values-cell-range-address="Лист2.B5:Лист2.L5" chart:label-cell-address="Лист2.A5:Лист2.A5" chart:class="chart:line">
            <chart:data-point chart:repeated="11"/>
          </chart:series>
          <chart:series chart:style-name="ch10" chart:values-cell-range-address="Лист2.B6:Лист2.L6" chart:label-cell-address="Лист2.A6:Лист2.A6" chart:class="chart:line">
            <chart:data-point chart:repeated="11"/>
          </chart:series>
          <chart:series chart:style-name="ch11" chart:values-cell-range-address="Лист2.B7:Лист2.L7" chart:label-cell-address="Лист2.A7:Лист2.A7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Лист2.B1:Лист2.L1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t = 0</text:p>
                <draw:g>
                  <svg:desc>Лист2.A2:Лист2.A2</svg:desc>
                </draw:g>
              </table:table-cell>
              <table:table-cell office:value-type="float" office:value="0">
                <text:p>0</text:p>
                <draw:g>
                  <svg:desc>Лист2.B2:Лист2.L2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 = 1</text:p>
                <draw:g>
                  <svg:desc>Лист2.A3:Лист2.A3</svg:desc>
                </draw:g>
              </table:table-cell>
              <table:table-cell office:value-type="float" office:value="12.5657894736842">
                <text:p>12.5657894736842</text:p>
                <draw:g>
                  <svg:desc>Лист2.B3:Лист2.L3</svg:desc>
                </draw:g>
              </table:table-cell>
              <table:table-cell office:value-type="float" office:value="12.5657894736842">
                <text:p>12.5657894736842</text:p>
              </table:table-cell>
              <table:table-cell office:value-type="float" office:value="16.1315789473684">
                <text:p>16.1315789473684</text:p>
              </table:table-cell>
              <table:table-cell office:value-type="float" office:value="19.8289473684211">
                <text:p>19.8289473684211</text:p>
              </table:table-cell>
              <table:table-cell office:value-type="float" office:value="22.3552631578947">
                <text:p>22.3552631578947</text:p>
              </table:table-cell>
              <table:table-cell office:value-type="float" office:value="23.2368421052632">
                <text:p>23.2368421052632</text:p>
              </table:table-cell>
              <table:table-cell office:value-type="float" office:value="22.3552631578947">
                <text:p>22.3552631578947</text:p>
              </table:table-cell>
              <table:table-cell office:value-type="float" office:value="19.828947368421">
                <text:p>19.828947368421</text:p>
              </table:table-cell>
              <table:table-cell office:value-type="float" office:value="16.1315789473684">
                <text:p>16.1315789473684</text:p>
              </table:table-cell>
              <table:table-cell office:value-type="float" office:value="12.5657894736842">
                <text:p>12.5657894736842</text:p>
              </table:table-cell>
              <table:table-cell office:value-type="float" office:value="12.5657894736842">
                <text:p>12.5657894736842</text:p>
              </table:table-cell>
            </table:table-row>
            <table:table-row>
              <table:table-cell office:value-type="string">
                <text:p>t = 2</text:p>
                <draw:g>
                  <svg:desc>Лист2.A4:Лист2.A4</svg:desc>
                </draw:g>
              </table:table-cell>
              <table:table-cell office:value-type="float" office:value="14.6061288088643">
                <text:p>14.6061288088643</text:p>
                <draw:g>
                  <svg:desc>Лист2.B4:Лист2.L4</svg:desc>
                </draw:g>
              </table:table-cell>
              <table:table-cell office:value-type="float" office:value="14.6061288088643">
                <text:p>14.6061288088643</text:p>
              </table:table-cell>
              <table:table-cell office:value-type="float" office:value="16.6464681440443">
                <text:p>16.6464681440443</text:p>
              </table:table-cell>
              <table:table-cell office:value-type="float" office:value="19.2016966759003">
                <text:p>19.2016966759003</text:p>
              </table:table-cell>
              <table:table-cell office:value-type="float" office:value="21.1296745152355">
                <text:p>21.1296745152355</text:p>
              </table:table-cell>
              <table:table-cell office:value-type="float" office:value="21.8320637119114">
                <text:p>21.8320637119114</text:p>
              </table:table-cell>
              <table:table-cell office:value-type="float" office:value="21.1296745152355">
                <text:p>21.1296745152355</text:p>
              </table:table-cell>
              <table:table-cell office:value-type="float" office:value="19.2016966759003">
                <text:p>19.2016966759003</text:p>
              </table:table-cell>
              <table:table-cell office:value-type="float" office:value="16.6464681440443">
                <text:p>16.6464681440443</text:p>
              </table:table-cell>
              <table:table-cell office:value-type="float" office:value="14.6061288088643">
                <text:p>14.6061288088643</text:p>
              </table:table-cell>
              <table:table-cell office:value-type="float" office:value="14.6061288088643">
                <text:p>14.6061288088643</text:p>
              </table:table-cell>
            </table:table-row>
            <table:table-row>
              <table:table-cell office:value-type="string">
                <text:p>t = 3</text:p>
                <draw:g>
                  <svg:desc>Лист2.A5:Лист2.A5</svg:desc>
                </draw:g>
              </table:table-cell>
              <table:table-cell office:value-type="float" office:value="15.8652295341887">
                <text:p>15.8652295341887</text:p>
                <draw:g>
                  <svg:desc>Лист2.B5:Лист2.L5</svg:desc>
                </draw:g>
              </table:table-cell>
              <table:table-cell office:value-type="float" office:value="15.8652295341887">
                <text:p>15.8652295341887</text:p>
              </table:table-cell>
              <table:table-cell office:value-type="float" office:value="17.1243302595131">
                <text:p>17.1243302595131</text:p>
              </table:table-cell>
              <table:table-cell office:value-type="float" office:value="18.8612931003062">
                <text:p>18.8612931003062</text:p>
              </table:table-cell>
              <table:table-cell office:value-type="float" office:value="20.2578523655052">
                <text:p>20.2578523655052</text:p>
              </table:table-cell>
              <table:table-cell office:value-type="float" office:value="20.7825894809739">
                <text:p>20.7825894809739</text:p>
              </table:table-cell>
              <table:table-cell office:value-type="float" office:value="20.2578523655052">
                <text:p>20.2578523655052</text:p>
              </table:table-cell>
              <table:table-cell office:value-type="float" office:value="18.8612931003062">
                <text:p>18.8612931003062</text:p>
              </table:table-cell>
              <table:table-cell office:value-type="float" office:value="17.124330259513">
                <text:p>17.124330259513</text:p>
              </table:table-cell>
              <table:table-cell office:value-type="float" office:value="15.8652295341887">
                <text:p>15.8652295341887</text:p>
              </table:table-cell>
              <table:table-cell office:value-type="float" office:value="15.8652295341887">
                <text:p>15.8652295341887</text:p>
              </table:table-cell>
            </table:table-row>
            <table:table-row>
              <table:table-cell office:value-type="string">
                <text:p>t = 4</text:p>
                <draw:g>
                  <svg:desc>Лист2.A6:Лист2.A6</svg:desc>
                </draw:g>
              </table:table-cell>
              <table:table-cell office:value-type="float" office:value="16.6774859349702">
                <text:p>16.6774859349702</text:p>
                <draw:g>
                  <svg:desc>Лист2.B6:Лист2.L6</svg:desc>
                </draw:g>
              </table:table-cell>
              <table:table-cell office:value-type="float" office:value="16.6774859349702">
                <text:p>16.6774859349702</text:p>
              </table:table-cell>
              <table:table-cell office:value-type="float" office:value="17.4897423357517">
                <text:p>17.4897423357517</text:p>
              </table:table-cell>
              <table:table-cell office:value-type="float" office:value="18.6674108127719">
                <text:p>18.6674108127719</text:p>
              </table:table-cell>
              <table:table-cell office:value-type="float" office:value="19.6511970022579">
                <text:p>19.6511970022579</text:p>
              </table:table-cell>
              <table:table-cell office:value-type="float" office:value="20.0283278284966">
                <text:p>20.0283278284966</text:p>
              </table:table-cell>
              <table:table-cell office:value-type="float" office:value="19.6511970022579">
                <text:p>19.6511970022579</text:p>
              </table:table-cell>
              <table:table-cell office:value-type="float" office:value="18.6674108127719">
                <text:p>18.6674108127719</text:p>
              </table:table-cell>
              <table:table-cell office:value-type="float" office:value="17.4897423357517">
                <text:p>17.4897423357517</text:p>
              </table:table-cell>
              <table:table-cell office:value-type="float" office:value="16.6774859349702">
                <text:p>16.6774859349702</text:p>
              </table:table-cell>
              <table:table-cell office:value-type="float" office:value="16.6774859349702">
                <text:p>16.6774859349702</text:p>
              </table:table-cell>
            </table:table-row>
            <table:table-row>
              <table:table-cell office:value-type="string">
                <text:p>t = 5</text:p>
                <draw:g>
                  <svg:desc>Лист2.A7:Лист2.A7</svg:desc>
                </draw:g>
              </table:table-cell>
              <table:table-cell office:value-type="float" office:value="17.2146183619974">
                <text:p>17.2146183619974</text:p>
                <draw:g>
                  <svg:desc>Лист2.B7:Лист2.L7</svg:desc>
                </draw:g>
              </table:table-cell>
              <table:table-cell office:value-type="float" office:value="17.2146183619974">
                <text:p>17.2146183619974</text:p>
              </table:table-cell>
              <table:table-cell office:value-type="float" office:value="17.7517507890246">
                <text:p>17.7517507890246</text:p>
              </table:table-cell>
              <table:table-cell office:value-type="float" office:value="18.5508916693248">
                <text:p>18.5508916693248</text:p>
              </table:table-cell>
              <table:table-cell office:value-type="float" office:value="19.2335134061778">
                <text:p>19.2335134061778</text:p>
              </table:table-cell>
              <table:table-cell office:value-type="float" office:value="19.4984515469507">
                <text:p>19.4984515469507</text:p>
              </table:table-cell>
              <table:table-cell office:value-type="float" office:value="19.2335134061778">
                <text:p>19.2335134061778</text:p>
              </table:table-cell>
              <table:table-cell office:value-type="float" office:value="18.5508916693248">
                <text:p>18.5508916693248</text:p>
              </table:table-cell>
              <table:table-cell office:value-type="float" office:value="17.7517507890246">
                <text:p>17.7517507890246</text:p>
              </table:table-cell>
              <table:table-cell office:value-type="float" office:value="17.2146183619974">
                <text:p>17.2146183619974</text:p>
              </table:table-cell>
              <table:table-cell office:value-type="float" office:value="17.2146183619974">
                <text:p>17.21461836199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b-spline" chart:include-hidden-cells="false" chart:treat-empty-cells="leave-gap" chart:spline-order="4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115cm" svg:height="15.433cm" xlink:href=".." xlink:type="simple" chart:class="chart:line" chart:style-name="ch1">
        <chart:legend chart:legend-position="end" svg:x="21.897cm" svg:y="3.071cm" style:legend-expansion="custom" svg:width="2.61cm" svg:height="8.673cm" style:legend-expansion-aspect-ratio="0.300933932895192" chart:style-name="ch2"/>
        <chart:plot-area chart:style-name="ch3" table:cell-range-address="Лист1.B1:Лист1.L7 Лист1.A2:Лист1.A7" chart:data-source-has-labels="both" svg:x="0.777cm" svg:y="0.72cm" svg:width="20.819cm" svg:height="13.852cm">
          <chart:coordinate-region svg:x="2.086cm" svg:y="0.922cm" svg:width="19.413cm" svg:height="12.997cm"/>
          <chart:axis chart:dimension="x" chart:name="primary-x" chart:style-name="ch4" chartooo:axis-type="auto">
            <chartooo:date-scale/>
            <chart:categories table:cell-range-address="Лист1.B1:Лист1.L1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B2:Лист1.L2" chart:label-cell-address="Лист1.A2:Лист1.A2" chart:class="chart:line">
            <chart:data-point chart:repeated="11"/>
          </chart:series>
          <chart:series chart:style-name="ch7" chart:values-cell-range-address="Лист1.B3:Лист1.L3" chart:label-cell-address="Лист1.A3:Лист1.A3" chart:class="chart:line">
            <chart:data-point chart:repeated="11"/>
          </chart:series>
          <chart:series chart:style-name="ch8" chart:values-cell-range-address="Лист1.B4:Лист1.L4" chart:label-cell-address="Лист1.A4:Лист1.A4" chart:class="chart:line">
            <chart:data-point chart:repeated="11"/>
          </chart:series>
          <chart:series chart:style-name="ch9" chart:values-cell-range-address="Лист1.B5:Лист1.L5" chart:label-cell-address="Лист1.A5:Лист1.A5" chart:class="chart:line">
            <chart:data-point chart:repeated="11"/>
          </chart:series>
          <chart:series chart:style-name="ch10" chart:values-cell-range-address="Лист1.B6:Лист1.L6" chart:label-cell-address="Лист1.A6:Лист1.A6" chart:class="chart:line">
            <chart:data-point chart:repeated="11"/>
          </chart:series>
          <chart:series chart:style-name="ch11" chart:values-cell-range-address="Лист1.B7:Лист1.L7" chart:label-cell-address="Лист1.A7:Лист1.A7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Лист1.B1:Лист1.L1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t = 0</text:p>
                <draw:g>
                  <svg:desc>Лист1.A2:Лист1.A2</svg:desc>
                </draw:g>
              </table:table-cell>
              <table:table-cell office:value-type="float" office:value="0">
                <text:p>0</text:p>
                <draw:g>
                  <svg:desc>Лист1.B2:Лист1.L2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 = 1</text:p>
                <draw:g>
                  <svg:desc>Лист1.A3:Лист1.A3</svg:desc>
                </draw:g>
              </table:table-cell>
              <table:table-cell office:value-type="float" office:value="0">
                <text:p>0</text:p>
                <draw:g>
                  <svg:desc>Лист1.B3:Лист1.L3</svg:desc>
                </draw:g>
              </table:table-cell>
              <table:table-cell office:value-type="float" office:value="7.76422764227642">
                <text:p>7.76422764227642</text:p>
              </table:table-cell>
              <table:table-cell office:value-type="float" office:value="14.2926829268293">
                <text:p>14.2926829268293</text:p>
              </table:table-cell>
              <table:table-cell office:value-type="float" office:value="19.1138211382114">
                <text:p>19.1138211382114</text:p>
              </table:table-cell>
              <table:table-cell office:value-type="float" office:value="22.0487804878049">
                <text:p>22.0487804878049</text:p>
              </table:table-cell>
              <table:table-cell office:value-type="float" office:value="23.0325203252033">
                <text:p>23.0325203252033</text:p>
              </table:table-cell>
              <table:table-cell office:value-type="float" office:value="22.0487804878049">
                <text:p>22.0487804878049</text:p>
              </table:table-cell>
              <table:table-cell office:value-type="float" office:value="19.1138211382114">
                <text:p>19.1138211382114</text:p>
              </table:table-cell>
              <table:table-cell office:value-type="float" office:value="14.2926829268293">
                <text:p>14.2926829268293</text:p>
              </table:table-cell>
              <table:table-cell office:value-type="float" office:value="7.76422764227642">
                <text:p>7.76422764227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 = 2</text:p>
                <draw:g>
                  <svg:desc>Лист1.A4:Лист1.A4</svg:desc>
                </draw:g>
              </table:table-cell>
              <table:table-cell office:value-type="float" office:value="0">
                <text:p>0</text:p>
                <draw:g>
                  <svg:desc>Лист1.B4:Лист1.L4</svg:desc>
                </draw:g>
              </table:table-cell>
              <table:table-cell office:value-type="float" office:value="6.87124066362615">
                <text:p>6.87124066362615</text:p>
              </table:table-cell>
              <table:table-cell office:value-type="float" office:value="12.849494348602">
                <text:p>12.849494348602</text:p>
              </table:table-cell>
              <table:table-cell office:value-type="float" office:value="17.3845594553506">
                <text:p>17.3845594553506</text:p>
              </table:table-cell>
              <table:table-cell office:value-type="float" office:value="20.1903628792385">
                <text:p>20.1903628792385</text:p>
              </table:table-cell>
              <table:table-cell office:value-type="float" office:value="21.1377486945601">
                <text:p>21.1377486945601</text:p>
              </table:table-cell>
              <table:table-cell office:value-type="float" office:value="20.1903628792386">
                <text:p>20.1903628792386</text:p>
              </table:table-cell>
              <table:table-cell office:value-type="float" office:value="17.3845594553507">
                <text:p>17.3845594553507</text:p>
              </table:table-cell>
              <table:table-cell office:value-type="float" office:value="12.849494348602">
                <text:p>12.849494348602</text:p>
              </table:table-cell>
              <table:table-cell office:value-type="float" office:value="6.87124066362615">
                <text:p>6.87124066362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 = 3</text:p>
                <draw:g>
                  <svg:desc>Лист1.A5:Лист1.A5</svg:desc>
                </draw:g>
              </table:table-cell>
              <table:table-cell office:value-type="float" office:value="0">
                <text:p>0</text:p>
                <draw:g>
                  <svg:desc>Лист1.B5:Лист1.L5</svg:desc>
                </draw:g>
              </table:table-cell>
              <table:table-cell office:value-type="float" office:value="6.15967449581297">
                <text:p>6.15967449581297</text:p>
              </table:table-cell>
              <table:table-cell office:value-type="float" office:value="11.6077828238128">
                <text:p>11.6077828238128</text:p>
              </table:table-cell>
              <table:table-cell office:value-type="float" office:value="15.8141796270233">
                <text:p>15.8141796270233</text:p>
              </table:table-cell>
              <table:table-cell office:value-type="float" office:value="18.4501966019065">
                <text:p>18.4501966019065</text:p>
              </table:table-cell>
              <table:table-cell office:value-type="float" office:value="19.3460472994577">
                <text:p>19.3460472994577</text:p>
              </table:table-cell>
              <table:table-cell office:value-type="float" office:value="18.4501966019065">
                <text:p>18.4501966019065</text:p>
              </table:table-cell>
              <table:table-cell office:value-type="float" office:value="15.8141796270233">
                <text:p>15.8141796270233</text:p>
              </table:table-cell>
              <table:table-cell office:value-type="float" office:value="11.6077828238128">
                <text:p>11.6077828238128</text:p>
              </table:table-cell>
              <table:table-cell office:value-type="float" office:value="6.15967449581297">
                <text:p>6.15967449581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 = 4</text:p>
                <draw:g>
                  <svg:desc>Лист1.A6:Лист1.A6</svg:desc>
                </draw:g>
              </table:table-cell>
              <table:table-cell office:value-type="float" office:value="0">
                <text:p>0</text:p>
                <draw:g>
                  <svg:desc>Лист1.B6:Лист1.L6</svg:desc>
                </draw:g>
              </table:table-cell>
              <table:table-cell office:value-type="float" office:value="5.55968037907464">
                <text:p>5.55968037907464</text:p>
              </table:table-cell>
              <table:table-cell office:value-type="float" office:value="10.5193666414109">
                <text:p>10.5193666414109</text:p>
              </table:table-cell>
              <table:table-cell office:value-type="float" office:value="14.3906367213454">
                <text:p>14.3906367213454</text:p>
              </table:table-cell>
              <table:table-cell office:value-type="float" office:value="16.8383638956019">
                <text:p>16.8383638956019</text:p>
              </table:table-cell>
              <table:table-cell office:value-type="float" office:value="17.6742583635539">
                <text:p>17.6742583635539</text:p>
              </table:table-cell>
              <table:table-cell office:value-type="float" office:value="16.8383638956019">
                <text:p>16.8383638956019</text:p>
              </table:table-cell>
              <table:table-cell office:value-type="float" office:value="14.3906367213454">
                <text:p>14.3906367213454</text:p>
              </table:table-cell>
              <table:table-cell office:value-type="float" office:value="10.5193666414109">
                <text:p>10.5193666414109</text:p>
              </table:table-cell>
              <table:table-cell office:value-type="float" office:value="5.55968037907464">
                <text:p>5.55968037907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 = 5</text:p>
                <draw:g>
                  <svg:desc>Лист1.A7:Лист1.A7</svg:desc>
                </draw:g>
              </table:table-cell>
              <table:table-cell office:value-type="float" office:value="0">
                <text:p>0</text:p>
                <draw:g>
                  <svg:desc>Лист1.B7:Лист1.L7</svg:desc>
                </draw:g>
              </table:table-cell>
              <table:table-cell office:value-type="float" office:value="5.03721450781855">
                <text:p>5.03721450781855</text:p>
              </table:table-cell>
              <table:table-cell office:value-type="float" office:value="9.55196314438102">
                <text:p>9.55196314438102</text:p>
              </table:table-cell>
              <table:table-cell office:value-type="float" office:value="13.0993082839136">
                <text:p>13.0993082839136</text:p>
              </table:table-cell>
              <table:table-cell office:value-type="float" office:value="15.3553249860143">
                <text:p>15.3553249860143</text:p>
              </table:table-cell>
              <table:table-cell office:value-type="float" office:value="16.1283027785275">
                <text:p>16.1283027785275</text:p>
              </table:table-cell>
              <table:table-cell office:value-type="float" office:value="15.3553249860143">
                <text:p>15.3553249860143</text:p>
              </table:table-cell>
              <table:table-cell office:value-type="float" office:value="13.0993082839136">
                <text:p>13.0993082839136</text:p>
              </table:table-cell>
              <table:table-cell office:value-type="float" office:value="9.55196314438103">
                <text:p>9.55196314438103</text:p>
              </table:table-cell>
              <table:table-cell office:value-type="float" office:value="5.03721450781855">
                <text:p>5.0372145078185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